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48">
            <text:p>24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16">
            <text:p>31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31">
            <text:p>53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4386">
            <text:p>2438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5078">
            <text:p>2507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1133">
            <text:p>3113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4">
            <text:p>2021-03-2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8 - 1.16)">
            <text:p>(0.88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6">
            <text:p>1.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135.5">
            <text:p>135.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88194444444444">
            <text:p>0.0188194444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6656223167438">
            <text:p>1.0665622317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3.5">
            <text:p>3.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0.000491297024143739">
            <text:p>0.000491297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1.00172001267512">
            <text:p>1.0017200127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68.75">
            <text:p>68.7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958321717312517">
            <text:p>0.0095832172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3372126268666">
            <text:p>1.0337212627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215.75">
            <text:p>215.7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53876328364596">
            <text:p>0.0153876328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5432080224646">
            <text:p>1.0543208022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326">
            <text:p>15326</text:p>
          </table:table-cell>
          <table:table-cell office:value-type="float" office:value="135.5">
            <text:p>135.5</text:p>
          </table:table-cell>
          <table:table-cell office:value-type="float" office:value="-91.25">
            <text:p>-91.25</text:p>
          </table:table-cell>
          <table:table-cell office:value-type="float" office:value="289.875">
            <text:p>289.875</text:p>
          </table:table-cell>
          <table:table-cell office:value-type="float" office:value="0.0188194444444444">
            <text:p>0.0188194444</text:p>
          </table:table-cell>
          <table:table-cell office:value-type="float" office:value="-0.00891548607718613">
            <text:p>-0.0089154861</text:p>
          </table:table-cell>
          <table:table-cell office:value-type="float" office:value="0.0189139371003523">
            <text:p>0.0189139371</text:p>
          </table:table-cell>
          <table:table-cell office:value-type="float" office:value="1.06656223167438">
            <text:p>1.0665622317</text:p>
          </table:table-cell>
          <table:table-cell office:value-type="float" office:value="0.968951591078154">
            <text:p>0.9689515911</text:p>
          </table:table-cell>
          <table:table-cell office:value-type="float" office:value="1.06689994440384">
            <text:p>1.06689994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575">
            <text:p>575</text:p>
          </table:table-cell>
          <table:table-cell office:value-type="float" office:value="7124">
            <text:p>7124</text:p>
          </table:table-cell>
          <table:table-cell office:value-type="float" office:value="10892">
            <text:p>10892</text:p>
          </table:table-cell>
          <table:table-cell office:value-type="float" office:value="14778">
            <text:p>14778</text:p>
          </table:table-cell>
          <table:table-cell office:value-type="float" office:value="3.5">
            <text:p>3.5</text:p>
          </table:table-cell>
          <table:table-cell office:value-type="float" office:value="-92.125">
            <text:p>-92.125</text:p>
          </table:table-cell>
          <table:table-cell office:value-type="float" office:value="277.125">
            <text:p>277.125</text:p>
          </table:table-cell>
          <table:table-cell office:value-type="float" office:value="0.000491297024143739">
            <text:p>0.000491297</text:p>
          </table:table-cell>
          <table:table-cell office:value-type="float" office:value="-0.00845804260007345">
            <text:p>-0.0084580426</text:p>
          </table:table-cell>
          <table:table-cell office:value-type="float" office:value="0.0187525375558262">
            <text:p>0.0187525376</text:p>
          </table:table-cell>
          <table:table-cell office:value-type="float" office:value="1.00172001267512">
            <text:p>1.0017200127</text:p>
          </table:table-cell>
          <table:table-cell office:value-type="float" office:value="0.970537066329607">
            <text:p>0.9705370663</text:p>
          </table:table-cell>
          <table:table-cell office:value-type="float" office:value="1.06632313046837">
            <text:p>1.06632313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4270">
            <text:p>14270</text:p>
          </table:table-cell>
          <table:table-cell office:value-type="float" office:value="32.75">
            <text:p>32.75</text:p>
          </table:table-cell>
          <table:table-cell office:value-type="float" office:value="-60.25">
            <text:p>-60.25</text:p>
          </table:table-cell>
          <table:table-cell office:value-type="float" office:value="405.5">
            <text:p>405.5</text:p>
          </table:table-cell>
          <table:table-cell office:value-type="float" office:value="0.00451101928374656">
            <text:p>0.0045110193</text:p>
          </table:table-cell>
          <table:table-cell office:value-type="float" office:value="-0.00588493846454386">
            <text:p>-0.0058849385</text:p>
          </table:table-cell>
          <table:table-cell office:value-type="float" office:value="0.028416257883672">
            <text:p>0.0284162579</text:p>
          </table:table-cell>
          <table:table-cell office:value-type="float" office:value="1.01582845211127">
            <text:p>1.0158284521</text:p>
          </table:table-cell>
          <table:table-cell office:value-type="float" office:value="0.97947059507553">
            <text:p>0.9794705951</text:p>
          </table:table-cell>
          <table:table-cell office:value-type="float" office:value="1.10103957066859">
            <text:p>1.1010395707</text:p>
          </table:table-cell>
          <table:table-cell table:number-columns-repeated="2" office:value-type="float" office:value="0">
            <text:p>0</text:p>
          </table:table-cell>
          <table:table-cell office:value-type="float" office:value="24.7375821571042">
            <text:p>24.737582157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8">
            <text:p>10288</text:p>
          </table:table-cell>
          <table:table-cell office:value-type="float" office:value="14762">
            <text:p>14762</text:p>
          </table:table-cell>
          <table:table-cell office:value-type="float" office:value="39.375">
            <text:p>39.375</text:p>
          </table:table-cell>
          <table:table-cell office:value-type="float" office:value="136.5">
            <text:p>136.5</text:p>
          </table:table-cell>
          <table:table-cell office:value-type="float" office:value="420.125">
            <text:p>420.125</text:p>
          </table:table-cell>
          <table:table-cell office:value-type="float" office:value="0.00532238442822384">
            <text:p>0.0053223844</text:p>
          </table:table-cell>
          <table:table-cell office:value-type="float" office:value="0.0132678849144635">
            <text:p>0.0132678849</text:p>
          </table:table-cell>
          <table:table-cell office:value-type="float" office:value="0.0284598970329224">
            <text:p>0.028459897</text:p>
          </table:table-cell>
          <table:table-cell office:value-type="float" office:value="1.01868386793975">
            <text:p>1.0186838679</text:p>
          </table:table-cell>
          <table:table-cell office:value-type="float" office:value="1.04678262927002">
            <text:p>1.0467826293</text:p>
          </table:table-cell>
          <table:table-cell office:value-type="float" office:value="1.10119717246391">
            <text:p>1.1011971725</text:p>
          </table:table-cell>
          <table:table-cell table:number-columns-repeated="2" office:value-type="float" office:value="0">
            <text:p>0</text:p>
          </table:table-cell>
          <table:table-cell office:value-type="float" office:value="24.7001771291349">
            <text:p>24.700177129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table:number-columns-repeated="2"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855">
            <text:p>10855</text:p>
          </table:table-cell>
          <table:table-cell office:value-type="float" office:value="15326">
            <text:p>15326</text:p>
          </table:table-cell>
          <table:table-cell office:value-type="float" office:value="109.375">
            <text:p>109.375</text:p>
          </table:table-cell>
          <table:table-cell office:value-type="float" office:value="69.75">
            <text:p>69.75</text:p>
          </table:table-cell>
          <table:table-cell office:value-type="float" office:value="289.875">
            <text:p>289.875</text:p>
          </table:table-cell>
          <table:table-cell office:value-type="float" office:value="0.0153530320044919">
            <text:p>0.015353032</text:p>
          </table:table-cell>
          <table:table-cell office:value-type="float" office:value="0.00642561031782589">
            <text:p>0.0064256103</text:p>
          </table:table-cell>
          <table:table-cell office:value-type="float" office:value="0.0189139371003523">
            <text:p>0.0189139371</text:p>
          </table:table-cell>
          <table:table-cell office:value-type="float" office:value="1.05419761457551">
            <text:p>1.0541976146</text:p>
          </table:table-cell>
          <table:table-cell office:value-type="float" office:value="1.02257056150959">
            <text:p>1.0225705615</text:p>
          </table:table-cell>
          <table:table-cell office:value-type="float" office:value="1.06689994440384">
            <text:p>1.06689994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871">
            <text:p>871</text:p>
          </table:table-cell>
          <table:table-cell table:number-columns-repeated="2"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835">
            <text:p>10835</text:p>
          </table:table-cell>
          <table:table-cell office:value-type="float" office:value="14998">
            <text:p>14998</text:p>
          </table:table-cell>
          <table:table-cell office:value-type="float" office:value="37.875">
            <text:p>37.875</text:p>
          </table:table-cell>
          <table:table-cell office:value-type="float" office:value="-50.75">
            <text:p>-50.75</text:p>
          </table:table-cell>
          <table:table-cell office:value-type="float" office:value="272.25">
            <text:p>272.25</text:p>
          </table:table-cell>
          <table:table-cell office:value-type="float" office:value="0.00526773296244784">
            <text:p>0.005267733</text:p>
          </table:table-cell>
          <table:table-cell office:value-type="float" office:value="-0.00468389478541763">
            <text:p>-0.0046838948</text:p>
          </table:table-cell>
          <table:table-cell office:value-type="float" office:value="0.0181524203227097">
            <text:p>0.0181524203</text:p>
          </table:table-cell>
          <table:table-cell office:value-type="float" office:value="1.01849145342927">
            <text:p>1.0184914534</text:p>
          </table:table-cell>
          <table:table-cell office:value-type="float" office:value="0.983649368436946">
            <text:p>0.9836493684</text:p>
          </table:table-cell>
          <table:table-cell office:value-type="float" office:value="1.06417931144209">
            <text:p>1.06417931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656">
            <text:p>10656</text:p>
          </table:table-cell>
          <table:table-cell office:value-type="float" office:value="16199">
            <text:p>16199</text:p>
          </table:table-cell>
          <table:table-cell office:value-type="float" office:value="45.25">
            <text:p>45.25</text:p>
          </table:table-cell>
          <table:table-cell office:value-type="float" office:value="335.25">
            <text:p>335.25</text:p>
          </table:table-cell>
          <table:table-cell office:value-type="float" office:value="-2.125">
            <text:p>-2.125</text:p>
          </table:table-cell>
          <table:table-cell office:value-type="float" office:value="0.0062242090784044">
            <text:p>0.0062242091</text:p>
          </table:table-cell>
          <table:table-cell office:value-type="float" office:value="0.0314611486486487">
            <text:p>0.0314611486</text:p>
          </table:table-cell>
          <table:table-cell office:value-type="float" office:value="-0.000131180937094882">
            <text:p>-0.0001311809</text:p>
          </table:table-cell>
          <table:table-cell office:value-type="float" office:value="1.02186066370057">
            <text:p>1.0218606637</text:p>
          </table:table-cell>
          <table:table-cell office:value-type="float" office:value="1.11205403586388">
            <text:p>1.1120540359</text:p>
          </table:table-cell>
          <table:table-cell office:value-type="float" office:value="0.999540900448707">
            <text:p>0.9995409004</text:p>
          </table:table-cell>
          <table:table-cell office:value-type="float" office:value="0">
            <text:p>0</text:p>
          </table:table-cell>
          <table:table-cell office:value-type="float" office:value="22.3766303064703">
            <text:p>22.37663030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7885">
            <text:p>7885</text:p>
          </table:table-cell>
          <table:table-cell office:value-type="float" office:value="10708">
            <text:p>10708</text:p>
          </table:table-cell>
          <table:table-cell office:value-type="float" office:value="17095">
            <text:p>17095</text:p>
          </table:table-cell>
          <table:table-cell office:value-type="float" office:value="128.75">
            <text:p>128.75</text:p>
          </table:table-cell>
          <table:table-cell office:value-type="float" office:value="290.75">
            <text:p>290.75</text:p>
          </table:table-cell>
          <table:table-cell office:value-type="float" office:value="-50.875">
            <text:p>-50.875</text:p>
          </table:table-cell>
          <table:table-cell office:value-type="float" office:value="0.0163284717818643">
            <text:p>0.0163284718</text:p>
          </table:table-cell>
          <table:table-cell office:value-type="float" office:value="0.0271525961897647">
            <text:p>0.0271525962</text:p>
          </table:table-cell>
          <table:table-cell office:value-type="float" office:value="-0.0029760163790582">
            <text:p>-0.0029760164</text:p>
          </table:table-cell>
          <table:table-cell office:value-type="float" office:value="1.05767222445836">
            <text:p>1.0576722245</text:p>
          </table:table-cell>
          <table:table-cell office:value-type="float" office:value="1.09647912308467">
            <text:p>1.0964791231</text:p>
          </table:table-cell>
          <table:table-cell office:value-type="float" office:value="0.989601301753334">
            <text:p>0.9896013018</text:p>
          </table:table-cell>
          <table:table-cell office:value-type="float" office:value="0">
            <text:p>0</text:p>
          </table:table-cell>
          <table:table-cell office:value-type="float" office:value="25.8728679495113">
            <text:p>25.87286794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324">
            <text:p>324</text:p>
          </table:table-cell>
          <table:table-cell office:value-type="float" office:value="8368">
            <text:p>8368</text:p>
          </table:table-cell>
          <table:table-cell office:value-type="float" office:value="11386">
            <text:p>11386</text:p>
          </table:table-cell>
          <table:table-cell office:value-type="float" office:value="16161">
            <text:p>16161</text:p>
          </table:table-cell>
          <table:table-cell office:value-type="float" office:value="103.5">
            <text:p>103.5</text:p>
          </table:table-cell>
          <table:table-cell office:value-type="float" office:value="177.25">
            <text:p>177.25</text:p>
          </table:table-cell>
          <table:table-cell office:value-type="float" office:value="-37.5">
            <text:p>-37.5</text:p>
          </table:table-cell>
          <table:table-cell office:value-type="float" office:value="0.0123685468451243">
            <text:p>0.0123685468</text:p>
          </table:table-cell>
          <table:table-cell office:value-type="float" office:value="0.0155673634287722">
            <text:p>0.0155673634</text:p>
          </table:table-cell>
          <table:table-cell office:value-type="float" office:value="-0.0023204009652868">
            <text:p>-0.002320401</text:p>
          </table:table-cell>
          <table:table-cell office:value-type="float" office:value="1.04358975662201">
            <text:p>1.0435897566</text:p>
          </table:table-cell>
          <table:table-cell office:value-type="float" office:value="1.05496076389678">
            <text:p>1.0549607639</text:p>
          </table:table-cell>
          <table:table-cell office:value-type="float" office:value="0.99188914977235">
            <text:p>0.99188914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811">
            <text:p>811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424">
            <text:p>8424</text:p>
          </table:table-cell>
          <table:table-cell office:value-type="float" office:value="10852">
            <text:p>10852</text:p>
          </table:table-cell>
          <table:table-cell office:value-type="float" office:value="14998">
            <text:p>14998</text:p>
          </table:table-cell>
          <table:table-cell office:value-type="float" office:value="89.5">
            <text:p>89.5</text:p>
          </table:table-cell>
          <table:table-cell office:value-type="float" office:value="-29.875">
            <text:p>-29.875</text:p>
          </table:table-cell>
          <table:table-cell office:value-type="float" office:value="272.25">
            <text:p>272.25</text:p>
          </table:table-cell>
          <table:table-cell office:value-type="float" office:value="0.0106244064577398">
            <text:p>0.0106244065</text:p>
          </table:table-cell>
          <table:table-cell office:value-type="float" office:value="-0.00275294876520457">
            <text:p>-0.0027529488</text:p>
          </table:table-cell>
          <table:table-cell office:value-type="float" office:value="0.0181524203227097">
            <text:p>0.0181524203</text:p>
          </table:table-cell>
          <table:table-cell office:value-type="float" office:value="1.03740666350674">
            <text:p>1.0374066635</text:p>
          </table:table-cell>
          <table:table-cell office:value-type="float" office:value="0.990379533626516">
            <text:p>0.9903795336</text:p>
          </table:table-cell>
          <table:table-cell office:value-type="float" office:value="1.06417931144209">
            <text:p>1.06417931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8186">
            <text:p>8186</text:p>
          </table:table-cell>
          <table:table-cell office:value-type="float" office:value="10609">
            <text:p>10609</text:p>
          </table:table-cell>
          <table:table-cell office:value-type="float" office:value="15930">
            <text:p>15930</text:p>
          </table:table-cell>
          <table:table-cell office:value-type="float" office:value="229.75">
            <text:p>229.75</text:p>
          </table:table-cell>
          <table:table-cell office:value-type="float" office:value="337.5">
            <text:p>337.5</text:p>
          </table:table-cell>
          <table:table-cell office:value-type="float" office:value="-64.625">
            <text:p>-64.625</text:p>
          </table:table-cell>
          <table:table-cell office:value-type="float" office:value="0.0280662106034693">
            <text:p>0.0280662106</text:p>
          </table:table-cell>
          <table:table-cell office:value-type="float" office:value="0.0318126119332642">
            <text:p>0.0318126119</text:p>
          </table:table-cell>
          <table:table-cell office:value-type="float" office:value="-0.00405681104833647">
            <text:p>-0.004056811</text:p>
          </table:table-cell>
          <table:table-cell office:value-type="float" office:value="1.09977565298031">
            <text:p>1.099775653</text:p>
          </table:table-cell>
          <table:table-cell office:value-type="float" office:value="1.11332774463134">
            <text:p>1.1133277446</text:p>
          </table:table-cell>
          <table:table-cell office:value-type="float" office:value="0.985833418453951">
            <text:p>0.9858334185</text:p>
          </table:table-cell>
          <table:table-cell office:value-type="float" office:value="25.0418314464833">
            <text:p>25.0418314465</text:p>
          </table:table-cell>
          <table:table-cell office:value-type="float" office:value="22.1332044927347">
            <text:p>22.13320449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8042">
            <text:p>8042</text:p>
          </table:table-cell>
          <table:table-cell office:value-type="float" office:value="10702">
            <text:p>10702</text:p>
          </table:table-cell>
          <table:table-cell office:value-type="float" office:value="17169">
            <text:p>17169</text:p>
          </table:table-cell>
          <table:table-cell office:value-type="float" office:value="11.75">
            <text:p>11.75</text:p>
          </table:table-cell>
          <table:table-cell office:value-type="float" office:value="291">
            <text:p>291</text:p>
          </table:table-cell>
          <table:table-cell office:value-type="float" office:value="-37.75">
            <text:p>-37.75</text:p>
          </table:table-cell>
          <table:table-cell office:value-type="float" office:value="0.00146107933349913">
            <text:p>0.0014610793</text:p>
          </table:table-cell>
          <table:table-cell office:value-type="float" office:value="0.0271911792188376">
            <text:p>0.0271911792</text:p>
          </table:table-cell>
          <table:table-cell office:value-type="float" office:value="-0.00219873026967208">
            <text:p>-0.0021987303</text:p>
          </table:table-cell>
          <table:table-cell office:value-type="float" office:value="1.00511796178277">
            <text:p>1.0051179618</text:p>
          </table:table-cell>
          <table:table-cell office:value-type="float" office:value="1.09661827331146">
            <text:p>1.0966182733</text:p>
          </table:table-cell>
          <table:table-cell office:value-type="float" office:value="0.992313919509153">
            <text:p>0.9923139195</text:p>
          </table:table-cell>
          <table:table-cell office:value-type="float" office:value="0">
            <text:p>0</text:p>
          </table:table-cell>
          <table:table-cell office:value-type="float" office:value="25.8366429498713">
            <text:p>25.8366429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8418">
            <text:p>8418</text:p>
          </table:table-cell>
          <table:table-cell office:value-type="float" office:value="10833">
            <text:p>10833</text:p>
          </table:table-cell>
          <table:table-cell office:value-type="float" office:value="16407">
            <text:p>16407</text:p>
          </table:table-cell>
          <table:table-cell office:value-type="float" office:value="35.625">
            <text:p>35.625</text:p>
          </table:table-cell>
          <table:table-cell office:value-type="float" office:value="-57.375">
            <text:p>-57.375</text:p>
          </table:table-cell>
          <table:table-cell office:value-type="float" office:value="5.5">
            <text:p>5.5</text:p>
          </table:table-cell>
          <table:table-cell office:value-type="float" office:value="0.0042320028510335">
            <text:p>0.0042320029</text:p>
          </table:table-cell>
          <table:table-cell office:value-type="float" office:value="-0.00529631680974799">
            <text:p>-0.0052963168</text:p>
          </table:table-cell>
          <table:table-cell office:value-type="float" office:value="0.000335222770768574">
            <text:p>0.0003352228</text:p>
          </table:table-cell>
          <table:table-cell office:value-type="float" office:value="1.01484711328095">
            <text:p>1.0148471133</text:p>
          </table:table-cell>
          <table:table-cell office:value-type="float" office:value="0.98151787107051">
            <text:p>0.9815178711</text:p>
          </table:table-cell>
          <table:table-cell office:value-type="float" office:value="1.00117349995133">
            <text:p>1.00117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42">
            <text:p>442</text:p>
          </table:table-cell>
          <table:table-cell office:value-type="float" office:value="8362">
            <text:p>8362</text:p>
          </table:table-cell>
          <table:table-cell office:value-type="float" office:value="10773">
            <text:p>10773</text:p>
          </table:table-cell>
          <table:table-cell office:value-type="float" office:value="15988">
            <text:p>15988</text:p>
          </table:table-cell>
          <table:table-cell office:value-type="float" office:value="158.375">
            <text:p>158.375</text:p>
          </table:table-cell>
          <table:table-cell office:value-type="float" office:value="113.25">
            <text:p>113.25</text:p>
          </table:table-cell>
          <table:table-cell office:value-type="float" office:value="75.625">
            <text:p>75.625</text:p>
          </table:table-cell>
          <table:table-cell office:value-type="float" office:value="0.0189398469265726">
            <text:p>0.0189398469</text:p>
          </table:table-cell>
          <table:table-cell office:value-type="float" office:value="0.0105123920913395">
            <text:p>0.0105123921</text:p>
          </table:table-cell>
          <table:table-cell office:value-type="float" office:value="0.00473011008256192">
            <text:p>0.0047301101</text:p>
          </table:table-cell>
          <table:table-cell office:value-type="float" office:value="1.06699255113414">
            <text:p>1.0669925511</text:p>
          </table:table-cell>
          <table:table-cell office:value-type="float" office:value="1.03700997267915">
            <text:p>1.0370099727</text:p>
          </table:table-cell>
          <table:table-cell office:value-type="float" office:value="1.0165992382141">
            <text:p>1.01659923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8092">
            <text:p>8092</text:p>
          </table:table-cell>
          <table:table-cell office:value-type="float" office:value="11696">
            <text:p>11696</text:p>
          </table:table-cell>
          <table:table-cell office:value-type="float" office:value="18993">
            <text:p>18993</text:p>
          </table:table-cell>
          <table:table-cell office:value-type="float" office:value="206.625">
            <text:p>206.625</text:p>
          </table:table-cell>
          <table:table-cell office:value-type="float" office:value="31.75">
            <text:p>31.75</text:p>
          </table:table-cell>
          <table:table-cell office:value-type="float" office:value="152.875">
            <text:p>152.875</text:p>
          </table:table-cell>
          <table:table-cell office:value-type="float" office:value="0.0255344784972813">
            <text:p>0.0255344785</text:p>
          </table:table-cell>
          <table:table-cell office:value-type="float" office:value="0.00271460328317373">
            <text:p>0.0027146033</text:p>
          </table:table-cell>
          <table:table-cell office:value-type="float" office:value="0.008049018059285">
            <text:p>0.0080490181</text:p>
          </table:table-cell>
          <table:table-cell office:value-type="float" office:value="1.09064861354106">
            <text:p>1.0906486135</text:p>
          </table:table-cell>
          <table:table-cell office:value-type="float" office:value="1.00951555487024">
            <text:p>1.0095155549</text:p>
          </table:table-cell>
          <table:table-cell office:value-type="float" office:value="1.02829854512327">
            <text:p>1.0282985451</text:p>
          </table:table-cell>
          <table:table-cell office:value-type="float" office:value="27.4906561404414">
            <text:p>27.49065614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8236">
            <text:p>8236</text:p>
          </table:table-cell>
          <table:table-cell office:value-type="float" office:value="12616">
            <text:p>12616</text:p>
          </table:table-cell>
          <table:table-cell office:value-type="float" office:value="17268">
            <text:p>17268</text:p>
          </table:table-cell>
          <table:table-cell office:value-type="float" office:value="-84.75">
            <text:p>-84.75</text:p>
          </table:table-cell>
          <table:table-cell office:value-type="float" office:value="-142.625">
            <text:p>-142.625</text:p>
          </table:table-cell>
          <table:table-cell office:value-type="float" office:value="241.375">
            <text:p>241.375</text:p>
          </table:table-cell>
          <table:table-cell office:value-type="float" office:value="-0.0102901894123361">
            <text:p>-0.0102901894</text:p>
          </table:table-cell>
          <table:table-cell office:value-type="float" office:value="-0.0113050887761573">
            <text:p>-0.0113050888</text:p>
          </table:table-cell>
          <table:table-cell office:value-type="float" office:value="0.0139781677090572">
            <text:p>0.0139781677</text:p>
          </table:table-cell>
          <table:table-cell office:value-type="float" office:value="0.964191877533182">
            <text:p>0.9641918775</text:p>
          </table:table-cell>
          <table:table-cell office:value-type="float" office:value="0.960682687146634">
            <text:p>0.9606826871</text:p>
          </table:table-cell>
          <table:table-cell office:value-type="float" office:value="1.04930654975981">
            <text:p>1.04930654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729">
            <text:p>729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8400">
            <text:p>8400</text:p>
          </table:table-cell>
          <table:table-cell office:value-type="float" office:value="11374">
            <text:p>11374</text:p>
          </table:table-cell>
          <table:table-cell office:value-type="float" office:value="16077">
            <text:p>16077</text:p>
          </table:table-cell>
          <table:table-cell office:value-type="float" office:value="-87.75">
            <text:p>-87.75</text:p>
          </table:table-cell>
          <table:table-cell office:value-type="float" office:value="345.75">
            <text:p>345.75</text:p>
          </table:table-cell>
          <table:table-cell office:value-type="float" office:value="-53.75">
            <text:p>-53.75</text:p>
          </table:table-cell>
          <table:table-cell office:value-type="float" office:value="-0.0104464285714286">
            <text:p>-0.0104464286</text:p>
          </table:table-cell>
          <table:table-cell office:value-type="float" office:value="0.0303982767715843">
            <text:p>0.0303982768</text:p>
          </table:table-cell>
          <table:table-cell office:value-type="float" office:value="-0.00334328543882565">
            <text:p>-0.0033432854</text:p>
          </table:table-cell>
          <table:table-cell office:value-type="float" office:value="0.963651390625">
            <text:p>0.9636513906</text:p>
          </table:table-cell>
          <table:table-cell office:value-type="float" office:value="1.10820511695268">
            <text:p>1.108205117</text:p>
          </table:table-cell>
          <table:table-cell office:value-type="float" office:value="0.98832040897686">
            <text:p>0.988320409</text:p>
          </table:table-cell>
          <table:table-cell office:value-type="float" office:value="0">
            <text:p>0</text:p>
          </table:table-cell>
          <table:table-cell office:value-type="float" office:value="23.1470305443978">
            <text:p>23.14703054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8306">
            <text:p>8306</text:p>
          </table:table-cell>
          <table:table-cell office:value-type="float" office:value="11568">
            <text:p>11568</text:p>
          </table:table-cell>
          <table:table-cell office:value-type="float" office:value="16411">
            <text:p>16411</text:p>
          </table:table-cell>
          <table:table-cell office:value-type="float" office:value="160.75">
            <text:p>160.75</text:p>
          </table:table-cell>
          <table:table-cell office:value-type="float" office:value="160.25">
            <text:p>160.25</text:p>
          </table:table-cell>
          <table:table-cell office:value-type="float" office:value="71.625">
            <text:p>71.625</text:p>
          </table:table-cell>
          <table:table-cell office:value-type="float" office:value="0.0193534794124729">
            <text:p>0.0193534794</text:p>
          </table:table-cell>
          <table:table-cell office:value-type="float" office:value="0.0138528699861687">
            <text:p>0.01385287</text:p>
          </table:table-cell>
          <table:table-cell office:value-type="float" office:value="0.00436445067332886">
            <text:p>0.0043644507</text:p>
          </table:table-cell>
          <table:table-cell office:value-type="float" office:value="1.06847130998778">
            <text:p>1.06847131</text:p>
          </table:table-cell>
          <table:table-cell office:value-type="float" office:value="1.04886117288502">
            <text:p>1.0488611729</text:p>
          </table:table-cell>
          <table:table-cell office:value-type="float" office:value="1.01531291227882">
            <text:p>1.01531291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8228">
            <text:p>8228</text:p>
          </table:table-cell>
          <table:table-cell office:value-type="float" office:value="11536">
            <text:p>11536</text:p>
          </table:table-cell>
          <table:table-cell office:value-type="float" office:value="18993">
            <text:p>18993</text:p>
          </table:table-cell>
          <table:table-cell office:value-type="float" office:value="58.5">
            <text:p>58.5</text:p>
          </table:table-cell>
          <table:table-cell office:value-type="float" office:value="187.25">
            <text:p>187.25</text:p>
          </table:table-cell>
          <table:table-cell office:value-type="float" office:value="152.875">
            <text:p>152.875</text:p>
          </table:table-cell>
          <table:table-cell office:value-type="float" office:value="0.00710986874088478">
            <text:p>0.0071098687</text:p>
          </table:table-cell>
          <table:table-cell office:value-type="float" office:value="0.0162317961165049">
            <text:p>0.0162317961</text:p>
          </table:table-cell>
          <table:table-cell office:value-type="float" office:value="0.008049018059285">
            <text:p>0.0080490181</text:p>
          </table:table-cell>
          <table:table-cell office:value-type="float" office:value="1.02498361905078">
            <text:p>1.0249836191</text:p>
          </table:table-cell>
          <table:table-cell office:value-type="float" office:value="1.0573276899699">
            <text:p>1.05732769</text:p>
          </table:table-cell>
          <table:table-cell office:value-type="float" office:value="1.02829854512327">
            <text:p>1.02829854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57">
            <text:p>657</text:p>
          </table:table-cell>
          <table:table-cell office:value-type="float" office:value="7858">
            <text:p>7858</text:p>
          </table:table-cell>
          <table:table-cell office:value-type="float" office:value="11696">
            <text:p>11696</text:p>
          </table:table-cell>
          <table:table-cell office:value-type="float" office:value="17124">
            <text:p>17124</text:p>
          </table:table-cell>
          <table:table-cell office:value-type="float" office:value="-49.5">
            <text:p>-49.5</text:p>
          </table:table-cell>
          <table:table-cell office:value-type="float" office:value="204.875">
            <text:p>204.875</text:p>
          </table:table-cell>
          <table:table-cell office:value-type="float" office:value="180.25">
            <text:p>180.25</text:p>
          </table:table-cell>
          <table:table-cell office:value-type="float" office:value="-0.00629931280223976">
            <text:p>-0.0062993128</text:p>
          </table:table-cell>
          <table:table-cell office:value-type="float" office:value="0.0175166723666211">
            <text:p>0.0175166724</text:p>
          </table:table-cell>
          <table:table-cell office:value-type="float" office:value="0.0105261621116562">
            <text:p>0.0105261621</text:p>
          </table:table-cell>
          <table:table-cell office:value-type="float" office:value="0.978030180622051">
            <text:p>0.9780301806</text:p>
          </table:table-cell>
          <table:table-cell office:value-type="float" office:value="1.06190974755234">
            <text:p>1.0619097476</text:p>
          </table:table-cell>
          <table:table-cell office:value-type="float" office:value="1.03705873556485">
            <text:p>1.03705873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206">
            <text:p>8206</text:p>
          </table:table-cell>
          <table:table-cell office:value-type="float" office:value="11276">
            <text:p>11276</text:p>
          </table:table-cell>
          <table:table-cell office:value-type="float" office:value="18824">
            <text:p>18824</text:p>
          </table:table-cell>
          <table:table-cell office:value-type="float" office:value="-108.625">
            <text:p>-108.625</text:p>
          </table:table-cell>
          <table:table-cell office:value-type="float" office:value="468.75">
            <text:p>468.75</text:p>
          </table:table-cell>
          <table:table-cell office:value-type="float" office:value="521.5">
            <text:p>521.5</text:p>
          </table:table-cell>
          <table:table-cell office:value-type="float" office:value="-0.0132372654155496">
            <text:p>-0.0132372654</text:p>
          </table:table-cell>
          <table:table-cell office:value-type="float" office:value="0.0415705924086556">
            <text:p>0.0415705924</text:p>
          </table:table-cell>
          <table:table-cell office:value-type="float" office:value="0.0277039949001275">
            <text:p>0.0277039949</text:p>
          </table:table-cell>
          <table:table-cell office:value-type="float" office:value="0.954013012429113">
            <text:p>0.9540130124</text:p>
          </table:table-cell>
          <table:table-cell office:value-type="float" office:value="1.14888417717058">
            <text:p>1.1488841772</text:p>
          </table:table-cell>
          <table:table-cell office:value-type="float" office:value="1.09846830436396">
            <text:p>1.0984683044</text:p>
          </table:table-cell>
          <table:table-cell office:value-type="float" office:value="0">
            <text:p>0</text:p>
          </table:table-cell>
          <table:table-cell office:value-type="float" office:value="17.0181999092449">
            <text:p>17.0181999092</text:p>
          </table:table-cell>
          <table:table-cell office:value-type="float" office:value="25.3647506943957">
            <text:p>25.364750694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58">
            <text:p>8758</text:p>
          </table:table-cell>
          <table:table-cell office:value-type="float" office:value="12788">
            <text:p>12788</text:p>
          </table:table-cell>
          <table:table-cell office:value-type="float" office:value="22120">
            <text:p>22120</text:p>
          </table:table-cell>
          <table:table-cell office:value-type="float" office:value="293">
            <text:p>293</text:p>
          </table:table-cell>
          <table:table-cell office:value-type="float" office:value="351">
            <text:p>351</text:p>
          </table:table-cell>
          <table:table-cell office:value-type="float" office:value="650.375">
            <text:p>650.375</text:p>
          </table:table-cell>
          <table:table-cell office:value-type="float" office:value="0.0334551267412651">
            <text:p>0.0334551267</text:p>
          </table:table-cell>
          <table:table-cell office:value-type="float" office:value="0.027447607131686">
            <text:p>0.0274476071</text:p>
          </table:table-cell>
          <table:table-cell office:value-type="float" office:value="0.0294021247739602">
            <text:p>0.0294021248</text:p>
          </table:table-cell>
          <table:table-cell office:value-type="float" office:value="1.11928666478477">
            <text:p>1.1192866648</text:p>
          </table:table-cell>
          <table:table-cell office:value-type="float" office:value="1.09754323238992">
            <text:p>1.0975432324</text:p>
          </table:table-cell>
          <table:table-cell office:value-type="float" office:value="1.10460182719366">
            <text:p>1.1046018272</text:p>
          </table:table-cell>
          <table:table-cell office:value-type="float" office:value="21.0633861380702">
            <text:p>21.0633861381</text:p>
          </table:table-cell>
          <table:table-cell office:value-type="float" office:value="25.5984743420971">
            <text:p>25.5984743421</text:p>
          </table:table-cell>
          <table:table-cell office:value-type="float" office:value="23.9196307071189">
            <text:p>23.91963070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534">
            <text:p>8534</text:p>
          </table:table-cell>
          <table:table-cell office:value-type="float" office:value="13612">
            <text:p>13612</text:p>
          </table:table-cell>
          <table:table-cell office:value-type="float" office:value="20219">
            <text:p>20219</text:p>
          </table:table-cell>
          <table:table-cell office:value-type="float" office:value="64.75">
            <text:p>64.75</text:p>
          </table:table-cell>
          <table:table-cell office:value-type="float" office:value="59">
            <text:p>59</text:p>
          </table:table-cell>
          <table:table-cell office:value-type="float" office:value="806.75">
            <text:p>806.75</text:p>
          </table:table-cell>
          <table:table-cell office:value-type="float" office:value="0.00758729786735411">
            <text:p>0.0075872979</text:p>
          </table:table-cell>
          <table:table-cell office:value-type="float" office:value="0.00433441081398766">
            <text:p>0.0043344108</text:p>
          </table:table-cell>
          <table:table-cell office:value-type="float" office:value="0.0399005885553193">
            <text:p>0.0399005886</text:p>
          </table:table-cell>
          <table:table-cell office:value-type="float" office:value="1.02666837403004">
            <text:p>1.026668374</text:p>
          </table:table-cell>
          <table:table-cell office:value-type="float" office:value="1.01520726059848">
            <text:p>1.0152072606</text:p>
          </table:table-cell>
          <table:table-cell office:value-type="float" office:value="1.14277249159906">
            <text:p>1.1427724916</text:p>
          </table:table-cell>
          <table:table-cell table:number-columns-repeated="2" office:value-type="float" office:value="0">
            <text:p>0</text:p>
          </table:table-cell>
          <table:table-cell office:value-type="float" office:value="17.7161672327761">
            <text:p>17.716167232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8943">
            <text:p>8943</text:p>
          </table:table-cell>
          <table:table-cell office:value-type="float" office:value="12240">
            <text:p>12240</text:p>
          </table:table-cell>
          <table:table-cell office:value-type="float" office:value="19611">
            <text:p>19611</text:p>
          </table:table-cell>
          <table:table-cell office:value-type="float" office:value="130.5">
            <text:p>130.5</text:p>
          </table:table-cell>
          <table:table-cell office:value-type="float" office:value="119.25">
            <text:p>119.25</text:p>
          </table:table-cell>
          <table:table-cell office:value-type="float" office:value="1143.75">
            <text:p>1143.75</text:p>
          </table:table-cell>
          <table:table-cell office:value-type="float" office:value="0.0145924186514592">
            <text:p>0.0145924187</text:p>
          </table:table-cell>
          <table:table-cell office:value-type="float" office:value="0.00974264705882353">
            <text:p>0.0097426471</text:p>
          </table:table-cell>
          <table:table-cell office:value-type="float" office:value="0.0583218601805109">
            <text:p>0.0583218602</text:p>
          </table:table-cell>
          <table:table-cell office:value-type="float" office:value="1.05149082509702">
            <text:p>1.0514908251</text:p>
          </table:table-cell>
          <table:table-cell office:value-type="float" office:value="1.03428530628244">
            <text:p>1.0342853063</text:p>
          </table:table-cell>
          <table:table-cell office:value-type="float" office:value="1.21079333180662">
            <text:p>1.2107933318</text:p>
          </table:table-cell>
          <table:table-cell table:number-columns-repeated="2" office:value-type="float" office:value="0">
            <text:p>0</text:p>
          </table:table-cell>
          <table:table-cell office:value-type="float" office:value="12.2281601811716">
            <text:p>12.228160181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8568">
            <text:p>8568</text:p>
          </table:table-cell>
          <table:table-cell office:value-type="float" office:value="13475">
            <text:p>13475</text:p>
          </table:table-cell>
          <table:table-cell office:value-type="float" office:value="20656">
            <text:p>20656</text:p>
          </table:table-cell>
          <table:table-cell office:value-type="float" office:value="230.25">
            <text:p>230.25</text:p>
          </table:table-cell>
          <table:table-cell office:value-type="float" office:value="385.875">
            <text:p>385.875</text:p>
          </table:table-cell>
          <table:table-cell office:value-type="float" office:value="1105.625">
            <text:p>1105.625</text:p>
          </table:table-cell>
          <table:table-cell office:value-type="float" office:value="0.0268732492997199">
            <text:p>0.0268732493</text:p>
          </table:table-cell>
          <table:table-cell office:value-type="float" office:value="0.0286363636363636">
            <text:p>0.0286363636</text:p>
          </table:table-cell>
          <table:table-cell office:value-type="float" office:value="0.0535256099922541">
            <text:p>0.05352561</text:p>
          </table:table-cell>
          <table:table-cell office:value-type="float" office:value="1.09547182874375">
            <text:p>1.0954718287</text:p>
          </table:table-cell>
          <table:table-cell office:value-type="float" office:value="1.10183455371901">
            <text:p>1.1018345537</text:p>
          </table:table-cell>
          <table:table-cell office:value-type="float" office:value="1.19295501718597">
            <text:p>1.1929550172</text:p>
          </table:table-cell>
          <table:table-cell office:value-type="float" office:value="26.1382450664132">
            <text:p>26.1382450664</text:p>
          </table:table-cell>
          <table:table-cell office:value-type="float" office:value="24.550082390394">
            <text:p>24.5500823904</text:p>
          </table:table-cell>
          <table:table-cell office:value-type="float" office:value="13.2933849685334">
            <text:p>13.293384968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623">
            <text:p>8623</text:p>
          </table:table-cell>
          <table:table-cell office:value-type="float" office:value="14669">
            <text:p>14669</text:p>
          </table:table-cell>
          <table:table-cell office:value-type="float" office:value="21094">
            <text:p>21094</text:p>
          </table:table-cell>
          <table:table-cell office:value-type="float" office:value="300.125">
            <text:p>300.125</text:p>
          </table:table-cell>
          <table:table-cell office:value-type="float" office:value="487.125">
            <text:p>487.125</text:p>
          </table:table-cell>
          <table:table-cell office:value-type="float" office:value="494.875">
            <text:p>494.875</text:p>
          </table:table-cell>
          <table:table-cell office:value-type="float" office:value="0.0348051722138467">
            <text:p>0.0348051722</text:p>
          </table:table-cell>
          <table:table-cell office:value-type="float" office:value="0.0332077851250937">
            <text:p>0.0332077851</text:p>
          </table:table-cell>
          <table:table-cell office:value-type="float" office:value="0.0234604626908126">
            <text:p>0.0234604627</text:p>
          </table:table-cell>
          <table:table-cell office:value-type="float" office:value="1.12419244677362">
            <text:p>1.1241924468</text:p>
          </table:table-cell>
          <table:table-cell office:value-type="float" office:value="1.11838865164394">
            <text:p>1.1183886516</text:p>
          </table:table-cell>
          <table:table-cell office:value-type="float" office:value="1.08319039030479">
            <text:p>1.0831903903</text:p>
          </table:table-cell>
          <table:table-cell office:value-type="float" office:value="20.2596599158424">
            <text:p>20.2596599158</text:p>
          </table:table-cell>
          <table:table-cell office:value-type="float" office:value="21.2177191998443">
            <text:p>21.2177191998</text:p>
          </table:table-cell>
          <table:table-cell office:value-type="float" office:value="29.8905670403293">
            <text:p>29.890567040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8373">
            <text:p>8373</text:p>
          </table:table-cell>
          <table:table-cell office:value-type="float" office:value="14182">
            <text:p>14182</text:p>
          </table:table-cell>
          <table:table-cell office:value-type="float" office:value="21867">
            <text:p>21867</text:p>
          </table:table-cell>
          <table:table-cell office:value-type="float" office:value="84">
            <text:p>84</text:p>
          </table:table-cell>
          <table:table-cell office:value-type="float" office:value="588.375">
            <text:p>588.375</text:p>
          </table:table-cell>
          <table:table-cell office:value-type="float" office:value="700.375">
            <text:p>700.375</text:p>
          </table:table-cell>
          <table:table-cell office:value-type="float" office:value="0.0100322465066284">
            <text:p>0.0100322465</text:p>
          </table:table-cell>
          <table:table-cell office:value-type="float" office:value="0.0414874488788605">
            <text:p>0.0414874489</text:p>
          </table:table-cell>
          <table:table-cell office:value-type="float" office:value="0.032028856267435">
            <text:p>0.0320288563</text:p>
          </table:table-cell>
          <table:table-cell office:value-type="float" office:value="1.03531012887434">
            <text:p>1.0353101289</text:p>
          </table:table-cell>
          <table:table-cell office:value-type="float" office:value="1.14857963956838">
            <text:p>1.1485796396</text:p>
          </table:table-cell>
          <table:table-cell office:value-type="float" office:value="1.11411165829827">
            <text:p>1.1141116583</text:p>
          </table:table-cell>
          <table:table-cell office:value-type="float" office:value="0">
            <text:p>0</text:p>
          </table:table-cell>
          <table:table-cell office:value-type="float" office:value="17.0516202516426">
            <text:p>17.0516202516</text:p>
          </table:table-cell>
          <table:table-cell office:value-type="float" office:value="21.9860867095684">
            <text:p>21.986086709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506">
            <text:p>14506</text:p>
          </table:table-cell>
          <table:table-cell office:value-type="float" office:value="24835">
            <text:p>24835</text:p>
          </table:table-cell>
          <table:table-cell office:value-type="float" office:value="95.125">
            <text:p>95.125</text:p>
          </table:table-cell>
          <table:table-cell office:value-type="float" office:value="164.75">
            <text:p>164.75</text:p>
          </table:table-cell>
          <table:table-cell office:value-type="float" office:value="843.5">
            <text:p>843.5</text:p>
          </table:table-cell>
          <table:table-cell office:value-type="float" office:value="0.0108813772592084">
            <text:p>0.0108813773</text:p>
          </table:table-cell>
          <table:table-cell office:value-type="float" office:value="0.0113573693644009">
            <text:p>0.0113573694</text:p>
          </table:table-cell>
          <table:table-cell office:value-type="float" office:value="0.0339641634789611">
            <text:p>0.0339641635</text:p>
          </table:table-cell>
          <table:table-cell office:value-type="float" office:value="1.0383168929745">
            <text:p>1.038316893</text:p>
          </table:table-cell>
          <table:table-cell office:value-type="float" office:value="1.04000361285961">
            <text:p>1.0400036129</text:p>
          </table:table-cell>
          <table:table-cell office:value-type="float" office:value="1.12113555840198">
            <text:p>1.1211355584</text:p>
          </table:table-cell>
          <table:table-cell table:number-columns-repeated="2" office:value-type="float" office:value="0">
            <text:p>0</text:p>
          </table:table-cell>
          <table:table-cell office:value-type="float" office:value="20.7528366883571">
            <text:p>20.752836688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10048">
            <text:p>10048</text:p>
          </table:table-cell>
          <table:table-cell office:value-type="float" office:value="16158">
            <text:p>16158</text:p>
          </table:table-cell>
          <table:table-cell office:value-type="float" office:value="27348">
            <text:p>27348</text:p>
          </table:table-cell>
          <table:table-cell office:value-type="float" office:value="290.125">
            <text:p>290.125</text:p>
          </table:table-cell>
          <table:table-cell office:value-type="float" office:value="535.75">
            <text:p>535.75</text:p>
          </table:table-cell>
          <table:table-cell office:value-type="float" office:value="932.125">
            <text:p>932.125</text:p>
          </table:table-cell>
          <table:table-cell office:value-type="float" office:value="0.0288739052547771">
            <text:p>0.0288739053</text:p>
          </table:table-cell>
          <table:table-cell office:value-type="float" office:value="0.0331569501175888">
            <text:p>0.0331569501</text:p>
          </table:table-cell>
          <table:table-cell office:value-type="float" office:value="0.0340838452537663">
            <text:p>0.0340838453</text:p>
          </table:table-cell>
          <table:table-cell office:value-type="float" office:value="1.10269272510486">
            <text:p>1.1026927251</text:p>
          </table:table-cell>
          <table:table-cell office:value-type="float" office:value="1.11820411676012">
            <text:p>1.1182041168</text:p>
          </table:table-cell>
          <table:table-cell office:value-type="float" office:value="1.12157040706246">
            <text:p>1.1215704071</text:p>
          </table:table-cell>
          <table:table-cell office:value-type="float" office:value="24.3509367230192">
            <text:p>24.350936723</text:p>
          </table:table-cell>
          <table:table-cell office:value-type="float" office:value="21.2497238019573">
            <text:p>21.249723802</text:p>
          </table:table-cell>
          <table:table-cell office:value-type="float" office:value="20.6811688199252">
            <text:p>20.681168819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1162">
            <text:p>11162</text:p>
          </table:table-cell>
          <table:table-cell office:value-type="float" office:value="15634">
            <text:p>15634</text:p>
          </table:table-cell>
          <table:table-cell office:value-type="float" office:value="26717">
            <text:p>26717</text:p>
          </table:table-cell>
          <table:table-cell office:value-type="float" office:value="337">
            <text:p>337</text:p>
          </table:table-cell>
          <table:table-cell office:value-type="float" office:value="590.125">
            <text:p>590.125</text:p>
          </table:table-cell>
          <table:table-cell office:value-type="float" office:value="1037.25">
            <text:p>1037.25</text:p>
          </table:table-cell>
          <table:table-cell office:value-type="float" office:value="0.0301917219136356">
            <text:p>0.0301917219</text:p>
          </table:table-cell>
          <table:table-cell office:value-type="float" office:value="0.0377462581553025">
            <text:p>0.0377462582</text:p>
          </table:table-cell>
          <table:table-cell office:value-type="float" office:value="0.0388235954635625">
            <text:p>0.0388235955</text:p>
          </table:table-cell>
          <table:table-cell office:value-type="float" office:value="1.10745764523906">
            <text:p>1.1074576452</text:p>
          </table:table-cell>
          <table:table-cell office:value-type="float" office:value="1.13490447235282">
            <text:p>1.1349044724</text:p>
          </table:table-cell>
          <table:table-cell office:value-type="float" office:value="1.13883683638932">
            <text:p>1.1388368364</text:p>
          </table:table-cell>
          <table:table-cell office:value-type="float" office:value="23.3030419189249">
            <text:p>23.3030419189</text:p>
          </table:table-cell>
          <table:table-cell office:value-type="float" office:value="18.7077683941555">
            <text:p>18.7077683942</text:p>
          </table:table-cell>
          <table:table-cell office:value-type="float" office:value="18.1981341806984">
            <text:p>18.198134180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table:number-columns-repeated="2"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5950">
            <text:p>15950</text:p>
          </table:table-cell>
          <table:table-cell office:value-type="float" office:value="26404">
            <text:p>26404</text:p>
          </table:table-cell>
          <table:table-cell office:value-type="float" office:value="442.625">
            <text:p>442.625</text:p>
          </table:table-cell>
          <table:table-cell office:value-type="float" office:value="487.5">
            <text:p>487.5</text:p>
          </table:table-cell>
          <table:table-cell office:value-type="float" office:value="954">
            <text:p>954</text:p>
          </table:table-cell>
          <table:table-cell office:value-type="float" office:value="0.0402386363636364">
            <text:p>0.0402386364</text:p>
          </table:table-cell>
          <table:table-cell office:value-type="float" office:value="0.030564263322884">
            <text:p>0.0305642633</text:p>
          </table:table-cell>
          <table:table-cell office:value-type="float" office:value="0.0361308892592032">
            <text:p>0.0361308893</text:p>
          </table:table-cell>
          <table:table-cell office:value-type="float" office:value="1.14400875707128">
            <text:p>1.1440087571</text:p>
          </table:table-cell>
          <table:table-cell office:value-type="float" office:value="1.10880590304734">
            <text:p>1.108805903</text:p>
          </table:table-cell>
          <table:table-cell office:value-type="float" office:value="1.12901677707819">
            <text:p>1.1290167771</text:p>
          </table:table-cell>
          <table:table-cell office:value-type="float" office:value="17.5702062128756">
            <text:p>17.5702062129</text:p>
          </table:table-cell>
          <table:table-cell office:value-type="float" office:value="23.023188505583">
            <text:p>23.0231885056</text:p>
          </table:table-cell>
          <table:table-cell office:value-type="float" office:value="19.5288611389169">
            <text:p>19.528861138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373">
            <text:p>10373</text:p>
          </table:table-cell>
          <table:table-cell office:value-type="float" office:value="17603">
            <text:p>17603</text:p>
          </table:table-cell>
          <table:table-cell office:value-type="float" office:value="26642">
            <text:p>26642</text:p>
          </table:table-cell>
          <table:table-cell office:value-type="float" office:value="592.5">
            <text:p>592.5</text:p>
          </table:table-cell>
          <table:table-cell office:value-type="float" office:value="1019.25">
            <text:p>1019.25</text:p>
          </table:table-cell>
          <table:table-cell office:value-type="float" office:value="864.75">
            <text:p>864.75</text:p>
          </table:table-cell>
          <table:table-cell office:value-type="float" office:value="0.0571194447122337">
            <text:p>0.0571194447</text:p>
          </table:table-cell>
          <table:table-cell office:value-type="float" office:value="0.0579020621484974">
            <text:p>0.0579020621</text:p>
          </table:table-cell>
          <table:table-cell office:value-type="float" office:value="0.0324581487876286">
            <text:p>0.0324581488</text:p>
          </table:table-cell>
          <table:table-cell office:value-type="float" office:value="1.20631281318272">
            <text:p>1.2063128132</text:p>
          </table:table-cell>
          <table:table-cell office:value-type="float" office:value="1.2092284091698">
            <text:p>1.2092284092</text:p>
          </table:table-cell>
          <table:table-cell office:value-type="float" office:value="1.11566844234523">
            <text:p>1.1156684423</text:p>
          </table:table-cell>
          <table:table-cell office:value-type="float" office:value="12.4784127956691">
            <text:p>12.4784127957</text:p>
          </table:table-cell>
          <table:table-cell office:value-type="float" office:value="12.3143499926899">
            <text:p>12.3143499927</text:p>
          </table:table-cell>
          <table:table-cell office:value-type="float" office:value="21.6998337068154">
            <text:p>21.699833706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table:number-columns-repeated="2" office:value-type="float" office:value="423">
            <text:p>423</text:p>
          </table:table-cell>
          <table:table-cell office:value-type="float" office:value="10660">
            <text:p>10660</text:p>
          </table:table-cell>
          <table:table-cell office:value-type="float" office:value="18600">
            <text:p>18600</text:p>
          </table:table-cell>
          <table:table-cell office:value-type="float" office:value="27936">
            <text:p>27936</text:p>
          </table:table-cell>
          <table:table-cell office:value-type="float" office:value="613.875">
            <text:p>613.875</text:p>
          </table:table-cell>
          <table:table-cell office:value-type="float" office:value="961.75">
            <text:p>961.75</text:p>
          </table:table-cell>
          <table:table-cell office:value-type="float" office:value="495.5">
            <text:p>495.5</text:p>
          </table:table-cell>
          <table:table-cell office:value-type="float" office:value="0.0575867729831144">
            <text:p>0.057586773</text:p>
          </table:table-cell>
          <table:table-cell office:value-type="float" office:value="0.0517069892473118">
            <text:p>0.0517069892</text:p>
          </table:table-cell>
          <table:table-cell office:value-type="float" office:value="0.0177369702176403">
            <text:p>0.0177369702</text:p>
          </table:table-cell>
          <table:table-cell office:value-type="float" office:value="1.20805352882921">
            <text:p>1.2080535288</text:p>
          </table:table-cell>
          <table:table-cell office:value-type="float" office:value="1.18621474333015">
            <text:p>1.1862147433</text:p>
          </table:table-cell>
          <table:table-cell office:value-type="float" office:value="1.06269601198224">
            <text:p>1.062696012</text:p>
          </table:table-cell>
          <table:table-cell office:value-type="float" office:value="12.3799089124844">
            <text:p>12.3799089125</text:p>
          </table:table-cell>
          <table:table-cell office:value-type="float" office:value="13.7489515521082">
            <text:p>13.7489515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0762">
            <text:p>10762</text:p>
          </table:table-cell>
          <table:table-cell office:value-type="float" office:value="18513">
            <text:p>18513</text:p>
          </table:table-cell>
          <table:table-cell office:value-type="float" office:value="28800">
            <text:p>28800</text:p>
          </table:table-cell>
          <table:table-cell office:value-type="float" office:value="368.125">
            <text:p>368.125</text:p>
          </table:table-cell>
          <table:table-cell office:value-type="float" office:value="630">
            <text:p>630</text:p>
          </table:table-cell>
          <table:table-cell office:value-type="float" office:value="473.875">
            <text:p>473.875</text:p>
          </table:table-cell>
          <table:table-cell office:value-type="float" office:value="0.0342060026017469">
            <text:p>0.0342060026</text:p>
          </table:table-cell>
          <table:table-cell office:value-type="float" office:value="0.0340301409820126">
            <text:p>0.034030141</text:p>
          </table:table-cell>
          <table:table-cell office:value-type="float" office:value="0.0164539930555556">
            <text:p>0.0164539931</text:p>
          </table:table-cell>
          <table:table-cell office:value-type="float" office:value="1.12201430830954">
            <text:p>1.1220143083</text:p>
          </table:table-cell>
          <table:table-cell office:value-type="float" office:value="1.12137527240775">
            <text:p>1.1213752724</text:p>
          </table:table-cell>
          <table:table-cell office:value-type="float" office:value="1.05811961411389">
            <text:p>1.0581196141</text:p>
          </table:table-cell>
          <table:table-cell office:value-type="float" office:value="20.6085356590451">
            <text:p>20.608535659</text:p>
          </table:table-cell>
          <table:table-cell office:value-type="float" office:value="20.7132656801014">
            <text:p>20.71326568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8558">
            <text:p>18558</text:p>
          </table:table-cell>
          <table:table-cell office:value-type="float" office:value="29479">
            <text:p>29479</text:p>
          </table:table-cell>
          <table:table-cell office:value-type="float" office:value="375">
            <text:p>375</text:p>
          </table:table-cell>
          <table:table-cell office:value-type="float" office:value="628">
            <text:p>628</text:p>
          </table:table-cell>
          <table:table-cell office:value-type="float" office:value="306">
            <text:p>306</text:p>
          </table:table-cell>
          <table:table-cell office:value-type="float" office:value="0.0314755749538358">
            <text:p>0.031475575</text:p>
          </table:table-cell>
          <table:table-cell office:value-type="float" office:value="0.0338398534324819">
            <text:p>0.0338398534</text:p>
          </table:table-cell>
          <table:table-cell office:value-type="float" office:value="0.0103802707011771">
            <text:p>0.0103802707</text:p>
          </table:table-cell>
          <table:table-cell office:value-type="float" office:value="1.11210630750303">
            <text:p>1.1121063075</text:p>
          </table:table-cell>
          <table:table-cell office:value-type="float" office:value="1.12068395294714">
            <text:p>1.1206839529</text:p>
          </table:table-cell>
          <table:table-cell office:value-type="float" office:value="1.03654213749299">
            <text:p>1.0365421375</text:p>
          </table:table-cell>
          <table:table-cell office:value-type="float" office:value="22.36653156924">
            <text:p>22.3665315692</text:p>
          </table:table-cell>
          <table:table-cell office:value-type="float" office:value="20.8278127323897">
            <text:p>20.8278127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566">
            <text:p>566</text:p>
          </table:table-cell>
          <table:table-cell office:value-type="float" office:value="13482">
            <text:p>13482</text:p>
          </table:table-cell>
          <table:table-cell office:value-type="float" office:value="18702">
            <text:p>18702</text:p>
          </table:table-cell>
          <table:table-cell office:value-type="float" office:value="31636">
            <text:p>31636</text:p>
          </table:table-cell>
          <table:table-cell office:value-type="float" office:value="456.625">
            <text:p>456.625</text:p>
          </table:table-cell>
          <table:table-cell office:value-type="float" office:value="570.625">
            <text:p>570.625</text:p>
          </table:table-cell>
          <table:table-cell office:value-type="float" office:value="721.5">
            <text:p>721.5</text:p>
          </table:table-cell>
          <table:table-cell office:value-type="float" office:value="0.033869233051476">
            <text:p>0.0338692331</text:p>
          </table:table-cell>
          <table:table-cell office:value-type="float" office:value="0.0305114426264571">
            <text:p>0.0305114426</text:p>
          </table:table-cell>
          <table:table-cell office:value-type="float" office:value="0.0228062966240991">
            <text:p>0.0228062966</text:p>
          </table:table-cell>
          <table:table-cell office:value-type="float" office:value="1.12079068057726">
            <text:p>1.1207906806</text:p>
          </table:table-cell>
          <table:table-cell office:value-type="float" office:value="1.10861470752965">
            <text:p>1.1086147075</text:p>
          </table:table-cell>
          <table:table-cell office:value-type="float" office:value="1.08084148742913">
            <text:p>1.0808414874</text:p>
          </table:table-cell>
          <table:table-cell office:value-type="float" office:value="20.810043122147">
            <text:p>20.8100431221</text:p>
          </table:table-cell>
          <table:table-cell office:value-type="float" office:value="23.0624517023757">
            <text:p>23.0624517024</text:p>
          </table:table-cell>
          <table:table-cell office:value-type="float" office:value="30.7380696750837">
            <text:p>30.738069675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697">
            <text:p>14697</text:p>
          </table:table-cell>
          <table:table-cell office:value-type="float" office:value="19752">
            <text:p>19752</text:p>
          </table:table-cell>
          <table:table-cell office:value-type="float" office:value="31941">
            <text:p>31941</text:p>
          </table:table-cell>
          <table:table-cell office:value-type="float" office:value="513.625">
            <text:p>513.625</text:p>
          </table:table-cell>
          <table:table-cell office:value-type="float" office:value="349.75">
            <text:p>349.75</text:p>
          </table:table-cell>
          <table:table-cell office:value-type="float" office:value="650.125">
            <text:p>650.125</text:p>
          </table:table-cell>
          <table:table-cell office:value-type="float" office:value="0.0349476083554467">
            <text:p>0.0349476084</text:p>
          </table:table-cell>
          <table:table-cell office:value-type="float" office:value="0.0177070676387201">
            <text:p>0.0177070676</text:p>
          </table:table-cell>
          <table:table-cell office:value-type="float" office:value="0.0203539338154723">
            <text:p>0.0203539338</text:p>
          </table:table-cell>
          <table:table-cell office:value-type="float" office:value="1.1247104464904">
            <text:p>1.1247104465</text:p>
          </table:table-cell>
          <table:table-cell office:value-type="float" office:value="1.06258927561447">
            <text:p>1.0625892756</text:p>
          </table:table-cell>
          <table:table-cell office:value-type="float" office:value="1.07205076229281">
            <text:p>1.0720507623</text:p>
          </table:table-cell>
          <table:table-cell office:value-type="float" office:value="20.1784840465636">
            <text:p>20.1784840466</text:p>
          </table:table-cell>
          <table:table-cell office:value-type="float" office:value="0">
            <text:p>0</text:p>
          </table:table-cell>
          <table:table-cell office:value-type="float" office:value="34.4001131851488">
            <text:p>34.400113185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230">
            <text:p>14230</text:p>
          </table:table-cell>
          <table:table-cell office:value-type="float" office:value="20502">
            <text:p>20502</text:p>
          </table:table-cell>
          <table:table-cell office:value-type="float" office:value="30508">
            <text:p>30508</text:p>
          </table:table-cell>
          <table:table-cell office:value-type="float" office:value="579.125">
            <text:p>579.125</text:p>
          </table:table-cell>
          <table:table-cell office:value-type="float" office:value="343.25">
            <text:p>343.25</text:p>
          </table:table-cell>
          <table:table-cell office:value-type="float" office:value="871.25">
            <text:p>871.25</text:p>
          </table:table-cell>
          <table:table-cell office:value-type="float" office:value="0.0406974701335207">
            <text:p>0.0406974701</text:p>
          </table:table-cell>
          <table:table-cell office:value-type="float" office:value="0.0167422690469223">
            <text:p>0.016742269</text:p>
          </table:table-cell>
          <table:table-cell office:value-type="float" office:value="0.0285580831257375">
            <text:p>0.0285580831</text:p>
          </table:table-cell>
          <table:table-cell office:value-type="float" office:value="1.14568746225485">
            <text:p>1.1456874623</text:p>
          </table:table-cell>
          <table:table-cell office:value-type="float" office:value="1.05914733666699">
            <text:p>1.0591473367</text:p>
          </table:table-cell>
          <table:table-cell office:value-type="float" office:value="1.10155179659924">
            <text:p>1.1015517966</text:p>
          </table:table-cell>
          <table:table-cell office:value-type="float" office:value="17.3759713777512">
            <text:p>17.3759713778</text:p>
          </table:table-cell>
          <table:table-cell office:value-type="float" office:value="0">
            <text:p>0</text:p>
          </table:table-cell>
          <table:table-cell office:value-type="float" office:value="24.6164354511786">
            <text:p>24.616435451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619">
            <text:p>619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3990">
            <text:p>13990</text:p>
          </table:table-cell>
          <table:table-cell office:value-type="float" office:value="20744">
            <text:p>20744</text:p>
          </table:table-cell>
          <table:table-cell office:value-type="float" office:value="28942">
            <text:p>28942</text:p>
          </table:table-cell>
          <table:table-cell office:value-type="float" office:value="493.5">
            <text:p>493.5</text:p>
          </table:table-cell>
          <table:table-cell office:value-type="float" office:value="267.5">
            <text:p>267.5</text:p>
          </table:table-cell>
          <table:table-cell office:value-type="float" office:value="353.875">
            <text:p>353.875</text:p>
          </table:table-cell>
          <table:table-cell office:value-type="float" office:value="0.0352751965689778">
            <text:p>0.0352751966</text:p>
          </table:table-cell>
          <table:table-cell office:value-type="float" office:value="0.0128952950250675">
            <text:p>0.012895295</text:p>
          </table:table-cell>
          <table:table-cell office:value-type="float" office:value="0.0122270402874715">
            <text:p>0.0122270403</text:p>
          </table:table-cell>
          <table:table-cell office:value-type="float" office:value="1.12590209339766">
            <text:p>1.1259020934</text:p>
          </table:table-cell>
          <table:table-cell office:value-type="float" office:value="1.04545945830995">
            <text:p>1.0454594583</text:p>
          </table:table-cell>
          <table:table-cell office:value-type="float" office:value="1.04308766201397">
            <text:p>1.043087662</text:p>
          </table:table-cell>
          <table:table-cell office:value-type="float" office:value="19.9942754372155">
            <text:p>19.99427543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252">
            <text:p>22252</text:p>
          </table:table-cell>
          <table:table-cell office:value-type="float" office:value="32414">
            <text:p>32414</text:p>
          </table:table-cell>
          <table:table-cell office:value-type="float" office:value="432.875">
            <text:p>432.875</text:p>
          </table:table-cell>
          <table:table-cell office:value-type="float" office:value="897.125">
            <text:p>897.125</text:p>
          </table:table-cell>
          <table:table-cell office:value-type="float" office:value="1268.75">
            <text:p>1268.75</text:p>
          </table:table-cell>
          <table:table-cell office:value-type="float" office:value="0.0308623271068017">
            <text:p>0.0308623271</text:p>
          </table:table-cell>
          <table:table-cell office:value-type="float" office:value="0.0403166007549883">
            <text:p>0.0403166008</text:p>
          </table:table-cell>
          <table:table-cell office:value-type="float" office:value="0.0391420373912507">
            <text:p>0.0391420374</text:p>
          </table:table-cell>
          <table:table-cell office:value-type="float" office:value="1.10988501201332">
            <text:p>1.109885012</text:p>
          </table:table-cell>
          <table:table-cell office:value-type="float" office:value="1.14429394210348">
            <text:p>1.1442939421</text:p>
          </table:table-cell>
          <table:table-cell office:value-type="float" office:value="1.14000004508801">
            <text:p>1.1400000451</text:p>
          </table:table-cell>
          <table:table-cell office:value-type="float" office:value="22.8041476195803">
            <text:p>22.8041476196</text:p>
          </table:table-cell>
          <table:table-cell office:value-type="float" office:value="17.5368903533356">
            <text:p>17.5368903533</text:p>
          </table:table-cell>
          <table:table-cell office:value-type="float" office:value="18.0528663498725">
            <text:p>18.052866349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14815">
            <text:p>14815</text:p>
          </table:table-cell>
          <table:table-cell office:value-type="float" office:value="22555">
            <text:p>22555</text:p>
          </table:table-cell>
          <table:table-cell office:value-type="float" office:value="33745">
            <text:p>33745</text:p>
          </table:table-cell>
          <table:table-cell office:value-type="float" office:value="245.625">
            <text:p>245.625</text:p>
          </table:table-cell>
          <table:table-cell office:value-type="float" office:value="431.75">
            <text:p>431.75</text:p>
          </table:table-cell>
          <table:table-cell office:value-type="float" office:value="1237.625">
            <text:p>1237.625</text:p>
          </table:table-cell>
          <table:table-cell office:value-type="float" office:value="0.0165794802564968">
            <text:p>0.0165794803</text:p>
          </table:table-cell>
          <table:table-cell office:value-type="float" office:value="0.0191420970959876">
            <text:p>0.0191420971</text:p>
          </table:table-cell>
          <table:table-cell office:value-type="float" office:value="0.0366758038227886">
            <text:p>0.0366758038</text:p>
          </table:table-cell>
          <table:table-cell office:value-type="float" office:value="1.05856694406227">
            <text:p>1.0585669441</text:p>
          </table:table-cell>
          <table:table-cell office:value-type="float" office:value="1.06771552280317">
            <text:p>1.0677155228</text:p>
          </table:table-cell>
          <table:table-cell office:value-type="float" office:value="1.13100173796841">
            <text:p>1.131001738</text:p>
          </table:table-cell>
          <table:table-cell table:number-columns-repeated="2" office:value-type="float" office:value="0">
            <text:p>0</text:p>
          </table:table-cell>
          <table:table-cell office:value-type="float" office:value="19.2437974816728">
            <text:p>19.243797481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1308">
            <text:p>21308</text:p>
          </table:table-cell>
          <table:table-cell office:value-type="float" office:value="35770">
            <text:p>35770</text:p>
          </table:table-cell>
          <table:table-cell office:value-type="float" office:value="208.25">
            <text:p>208.25</text:p>
          </table:table-cell>
          <table:table-cell office:value-type="float" office:value="625.25">
            <text:p>625.25</text:p>
          </table:table-cell>
          <table:table-cell office:value-type="float" office:value="1687.625">
            <text:p>1687.625</text:p>
          </table:table-cell>
          <table:table-cell office:value-type="float" office:value="0.0135271191945437">
            <text:p>0.0135271192</text:p>
          </table:table-cell>
          <table:table-cell office:value-type="float" office:value="0.0293434390839121">
            <text:p>0.0293434391</text:p>
          </table:table-cell>
          <table:table-cell office:value-type="float" office:value="0.0471798993570031">
            <text:p>0.0471798994</text:p>
          </table:table-cell>
          <table:table-cell office:value-type="float" office:value="1.04770356377016">
            <text:p>1.0477035638</text:p>
          </table:table-cell>
          <table:table-cell office:value-type="float" office:value="1.10438967013154">
            <text:p>1.1043896701</text:p>
          </table:table-cell>
          <table:table-cell office:value-type="float" office:value="1.16949249584005">
            <text:p>1.1694924958</text:p>
          </table:table-cell>
          <table:table-cell office:value-type="float" office:value="0">
            <text:p>0</text:p>
          </table:table-cell>
          <table:table-cell office:value-type="float" office:value="23.9667825074045">
            <text:p>23.9667825074</text:p>
          </table:table-cell>
          <table:table-cell office:value-type="float" office:value="15.0354889947861">
            <text:p>15.035488994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5823">
            <text:p>15823</text:p>
          </table:table-cell>
          <table:table-cell office:value-type="float" office:value="23098">
            <text:p>23098</text:p>
          </table:table-cell>
          <table:table-cell office:value-type="float" office:value="39565">
            <text:p>39565</text:p>
          </table:table-cell>
          <table:table-cell office:value-type="float" office:value="157.375">
            <text:p>157.375</text:p>
          </table:table-cell>
          <table:table-cell office:value-type="float" office:value="1202.375">
            <text:p>1202.375</text:p>
          </table:table-cell>
          <table:table-cell office:value-type="float" office:value="2086.5">
            <text:p>2086.5</text:p>
          </table:table-cell>
          <table:table-cell office:value-type="float" office:value="0.0099459647348796">
            <text:p>0.0099459647</text:p>
          </table:table-cell>
          <table:table-cell office:value-type="float" office:value="0.0520553727595463">
            <text:p>0.0520553728</text:p>
          </table:table-cell>
          <table:table-cell office:value-type="float" office:value="0.0527360040439783">
            <text:p>0.052736004</text:p>
          </table:table-cell>
          <table:table-cell office:value-type="float" office:value="1.03500476411251">
            <text:p>1.0350047641</text:p>
          </table:table-cell>
          <table:table-cell office:value-type="float" office:value="1.18750493785136">
            <text:p>1.1875049379</text:p>
          </table:table-cell>
          <table:table-cell office:value-type="float" office:value="1.19002694295408">
            <text:p>1.190026943</text:p>
          </table:table-cell>
          <table:table-cell office:value-type="float" office:value="0">
            <text:p>0</text:p>
          </table:table-cell>
          <table:table-cell office:value-type="float" office:value="13.6592167664881">
            <text:p>13.6592167665</text:p>
          </table:table-cell>
          <table:table-cell office:value-type="float" office:value="13.4873234577856">
            <text:p>13.487323457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4154">
            <text:p>24154</text:p>
          </table:table-cell>
          <table:table-cell office:value-type="float" office:value="41786">
            <text:p>41786</text:p>
          </table:table-cell>
          <table:table-cell office:value-type="float" office:value="332.75">
            <text:p>332.75</text:p>
          </table:table-cell>
          <table:table-cell office:value-type="float" office:value="591">
            <text:p>591</text:p>
          </table:table-cell>
          <table:table-cell office:value-type="float" office:value="975.625">
            <text:p>975.625</text:p>
          </table:table-cell>
          <table:table-cell office:value-type="float" office:value="0.0196370610799646">
            <text:p>0.0196370611</text:p>
          </table:table-cell>
          <table:table-cell office:value-type="float" office:value="0.0244679970191273">
            <text:p>0.024467997</text:p>
          </table:table-cell>
          <table:table-cell office:value-type="float" office:value="0.0233481309529507">
            <text:p>0.023348131</text:p>
          </table:table-cell>
          <table:table-cell office:value-type="float" office:value="1.06948551754888">
            <text:p>1.0694855175</text:p>
          </table:table-cell>
          <table:table-cell office:value-type="float" office:value="1.08681140800808">
            <text:p>1.086811408</text:p>
          </table:table-cell>
          <table:table-cell office:value-type="float" office:value="1.08278692336456">
            <text:p>1.0827869234</text:p>
          </table:table-cell>
          <table:table-cell office:value-type="float" office:value="0">
            <text:p>0</text:p>
          </table:table-cell>
          <table:table-cell office:value-type="float" office:value="28.6739031776683">
            <text:p>28.6739031777</text:p>
          </table:table-cell>
          <table:table-cell office:value-type="float" office:value="30.0327208866263">
            <text:p>30.032720886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4408">
            <text:p>24408</text:p>
          </table:table-cell>
          <table:table-cell office:value-type="float" office:value="41807">
            <text:p>41807</text:p>
          </table:table-cell>
          <table:table-cell office:value-type="float" office:value="373.5">
            <text:p>373.5</text:p>
          </table:table-cell>
          <table:table-cell office:value-type="float" office:value="221.125">
            <text:p>221.125</text:p>
          </table:table-cell>
          <table:table-cell office:value-type="float" office:value="303.25">
            <text:p>303.25</text:p>
          </table:table-cell>
          <table:table-cell office:value-type="float" office:value="0.0221859221859222">
            <text:p>0.0221859222</text:p>
          </table:table-cell>
          <table:table-cell office:value-type="float" office:value="0.00905952966240577">
            <text:p>0.0090595297</text:p>
          </table:table-cell>
          <table:table-cell office:value-type="float" office:value="0.00725356997631975">
            <text:p>0.00725357</text:p>
          </table:table-cell>
          <table:table-cell office:value-type="float" office:value="1.07861546933148">
            <text:p>1.0786154693</text:p>
          </table:table-cell>
          <table:table-cell office:value-type="float" office:value="1.03186922097072">
            <text:p>1.031869221</text:p>
          </table:table-cell>
          <table:table-cell office:value-type="float" office:value="1.02549061890083">
            <text:p>1.0254906189</text:p>
          </table:table-cell>
          <table:table-cell office:value-type="float" office:value="31.5879641584137">
            <text:p>31.58796415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2">
            <text:p>322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832">
            <text:p>25832</text:p>
          </table:table-cell>
          <table:table-cell office:value-type="float" office:value="44009">
            <text:p>44009</text:p>
          </table:table-cell>
          <table:table-cell office:value-type="float" office:value="408.5">
            <text:p>408.5</text:p>
          </table:table-cell>
          <table:table-cell office:value-type="float" office:value="1243.75">
            <text:p>1243.75</text:p>
          </table:table-cell>
          <table:table-cell office:value-type="float" office:value="-20.375">
            <text:p>-20.375</text:p>
          </table:table-cell>
          <table:table-cell office:value-type="float" office:value="0.0256982888777051">
            <text:p>0.0256982889</text:p>
          </table:table-cell>
          <table:table-cell office:value-type="float" office:value="0.0481476463301332">
            <text:p>0.0481476463</text:p>
          </table:table-cell>
          <table:table-cell office:value-type="float" office:value="-0.000462973482696721">
            <text:p>-0.0004629735</text:p>
          </table:table-cell>
          <table:table-cell office:value-type="float" office:value="1.0912383990924">
            <text:p>1.0912383991</text:p>
          </table:table-cell>
          <table:table-cell office:value-type="float" office:value="1.17306042601584">
            <text:p>1.173060426</text:p>
          </table:table-cell>
          <table:table-cell office:value-type="float" office:value="0.998380012925675">
            <text:p>0.9983800129</text:p>
          </table:table-cell>
          <table:table-cell office:value-type="float" office:value="27.3176112283512">
            <text:p>27.3176112284</text:p>
          </table:table-cell>
          <table:table-cell office:value-type="float" office:value="14.7401412446139">
            <text:p>14.7401412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7">
            <text:p>337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718">
            <text:p>26718</text:p>
          </table:table-cell>
          <table:table-cell office:value-type="float" office:value="45544">
            <text:p>45544</text:p>
          </table:table-cell>
          <table:table-cell office:value-type="float" office:value="614.625">
            <text:p>614.625</text:p>
          </table:table-cell>
          <table:table-cell office:value-type="float" office:value="1289.5">
            <text:p>1289.5</text:p>
          </table:table-cell>
          <table:table-cell office:value-type="float" office:value="31.75">
            <text:p>31.75</text:p>
          </table:table-cell>
          <table:table-cell office:value-type="float" office:value="0.0402795071760928">
            <text:p>0.0402795072</text:p>
          </table:table-cell>
          <table:table-cell office:value-type="float" office:value="0.0482633430646006">
            <text:p>0.0482633431</text:p>
          </table:table-cell>
          <table:table-cell office:value-type="float" office:value="0.000697128051993676">
            <text:p>0.0006971281</text:p>
          </table:table-cell>
          <table:table-cell office:value-type="float" office:value="1.14415825496509">
            <text:p>1.144158255</text:p>
          </table:table-cell>
          <table:table-cell office:value-type="float" office:value="1.17348722728229">
            <text:p>1.1734872273</text:p>
          </table:table-cell>
          <table:table-cell office:value-type="float" office:value="1.00244090071752">
            <text:p>1.0024409007</text:p>
          </table:table-cell>
          <table:table-cell office:value-type="float" office:value="17.5527251550512">
            <text:p>17.5527251551</text:p>
          </table:table-cell>
          <table:table-cell office:value-type="float" office:value="14.7056241434408">
            <text:p>14.70562414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338">
            <text:p>28338</text:p>
          </table:table-cell>
          <table:table-cell office:value-type="float" office:value="40779">
            <text:p>40779</text:p>
          </table:table-cell>
          <table:table-cell office:value-type="float" office:value="631.875">
            <text:p>631.875</text:p>
          </table:table-cell>
          <table:table-cell office:value-type="float" office:value="-394.75">
            <text:p>-394.75</text:p>
          </table:table-cell>
          <table:table-cell office:value-type="float" office:value="1042.875">
            <text:p>1042.875</text:p>
          </table:table-cell>
          <table:table-cell office:value-type="float" office:value="0.0378640340364334">
            <text:p>0.037864034</text:p>
          </table:table-cell>
          <table:table-cell office:value-type="float" office:value="-0.0139300585785871">
            <text:p>-0.0139300586</text:p>
          </table:table-cell>
          <table:table-cell office:value-type="float" office:value="0.0255738247627455">
            <text:p>0.0255738248</text:p>
          </table:table-cell>
          <table:table-cell office:value-type="float" office:value="1.1353341418716">
            <text:p>1.1353341419</text:p>
          </table:table-cell>
          <table:table-cell office:value-type="float" office:value="0.951625126177671">
            <text:p>0.9516251262</text:p>
          </table:table-cell>
          <table:table-cell office:value-type="float" office:value="1.09079026687508">
            <text:p>1.0907902669</text:p>
          </table:table-cell>
          <table:table-cell office:value-type="float" office:value="18.6506427815646">
            <text:p>18.6506427816</text:p>
          </table:table-cell>
          <table:table-cell office:value-type="float" office:value="0">
            <text:p>0</text:p>
          </table:table-cell>
          <table:table-cell office:value-type="float" office:value="27.4488895191464">
            <text:p>27.448889519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17803">
            <text:p>17803</text:p>
          </table:table-cell>
          <table:table-cell office:value-type="float" office:value="26439">
            <text:p>26439</text:p>
          </table:table-cell>
          <table:table-cell office:value-type="float" office:value="40711">
            <text:p>40711</text:p>
          </table:table-cell>
          <table:table-cell office:value-type="float" office:value="630.375">
            <text:p>630.375</text:p>
          </table:table-cell>
          <table:table-cell office:value-type="float" office:value="-203.5">
            <text:p>-203.5</text:p>
          </table:table-cell>
          <table:table-cell office:value-type="float" office:value="368.75">
            <text:p>368.75</text:p>
          </table:table-cell>
          <table:table-cell office:value-type="float" office:value="0.0354083581418862">
            <text:p>0.0354083581</text:p>
          </table:table-cell>
          <table:table-cell office:value-type="float" office:value="-0.0076969628200764">
            <text:p>-0.0076969628</text:p>
          </table:table-cell>
          <table:table-cell office:value-type="float" office:value="0.009057748520056">
            <text:p>0.0090577485</text:p>
          </table:table-cell>
          <table:table-cell office:value-type="float" office:value="1.12638660707616">
            <text:p>1.1263866071</text:p>
          </table:table-cell>
          <table:table-cell office:value-type="float" office:value="0.973176746873574">
            <text:p>0.9731767469</text:p>
          </table:table-cell>
          <table:table-cell office:value-type="float" office:value="1.03186292372437">
            <text:p>1.0318629237</text:p>
          </table:table-cell>
          <table:table-cell office:value-type="float" office:value="19.9203706106979">
            <text:p>19.92037061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17524">
            <text:p>17524</text:p>
          </table:table-cell>
          <table:table-cell office:value-type="float" office:value="25344">
            <text:p>25344</text:p>
          </table:table-cell>
          <table:table-cell office:value-type="float" office:value="42568">
            <text:p>42568</text:p>
          </table:table-cell>
          <table:table-cell office:value-type="float" office:value="-805">
            <text:p>-805</text:p>
          </table:table-cell>
          <table:table-cell office:value-type="float" office:value="-432">
            <text:p>-432</text:p>
          </table:table-cell>
          <table:table-cell office:value-type="float" office:value="-200.25">
            <text:p>-200.25</text:p>
          </table:table-cell>
          <table:table-cell office:value-type="float" office:value="-0.0459370006847752">
            <text:p>-0.0459370007</text:p>
          </table:table-cell>
          <table:table-cell office:value-type="float" office:value="-0.0170454545454545">
            <text:p>-0.0170454545</text:p>
          </table:table-cell>
          <table:table-cell office:value-type="float" office:value="-0.00470423792520203">
            <text:p>-0.0047042379</text:p>
          </table:table-cell>
          <table:table-cell office:value-type="float" office:value="0.843356505345836">
            <text:p>0.8433565053</text:p>
          </table:table-cell>
          <table:table-cell office:value-type="float" office:value="0.940910382231405">
            <text:p>0.9409103822</text:p>
          </table:table-cell>
          <table:table-cell office:value-type="float" office:value="0.983578541776528">
            <text:p>0.9835785418</text:p>
          </table:table-cell>
          <table:table-cell office:value-type="float" office:value="-14.7397924324864">
            <text:p>-14.7397924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18876">
            <text:p>18876</text:p>
          </table:table-cell>
          <table:table-cell office:value-type="float" office:value="27485">
            <text:p>27485</text:p>
          </table:table-cell>
          <table:table-cell office:value-type="float" office:value="44042">
            <text:p>44042</text:p>
          </table:table-cell>
          <table:table-cell office:value-type="float" office:value="-733.125">
            <text:p>-733.125</text:p>
          </table:table-cell>
          <table:table-cell office:value-type="float" office:value="1356">
            <text:p>1356</text:p>
          </table:table-cell>
          <table:table-cell office:value-type="float" office:value="-458.75">
            <text:p>-458.75</text:p>
          </table:table-cell>
          <table:table-cell office:value-type="float" office:value="-0.0388390019071837">
            <text:p>-0.0388390019</text:p>
          </table:table-cell>
          <table:table-cell office:value-type="float" office:value="0.0493360014553393">
            <text:p>0.0493360015</text:p>
          </table:table-cell>
          <table:table-cell office:value-type="float" office:value="-0.01041619363335">
            <text:p>-0.0104161936</text:p>
          </table:table-cell>
          <table:table-cell office:value-type="float" office:value="0.867020090740384">
            <text:p>0.8670200907</text:p>
          </table:table-cell>
          <table:table-cell office:value-type="float" office:value="1.17744672553131">
            <text:p>1.1774467255</text:p>
          </table:table-cell>
          <table:table-cell office:value-type="float" office:value="0.963755976579298">
            <text:p>0.9637559766</text:p>
          </table:table-cell>
          <table:table-cell office:value-type="float" office:value="-17.4978168193459">
            <text:p>-17.4978168193</text:p>
          </table:table-cell>
          <table:table-cell office:value-type="float" office:value="14.3933128456342">
            <text:p>14.3933128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10">
            <text:p>410</text:p>
          </table:table-cell>
          <table:table-cell table:number-columns-repeated="2" office:value-type="float" office:value="548">
            <text:p>548</text:p>
          </table:table-cell>
          <table:table-cell office:value-type="float" office:value="20176">
            <text:p>20176</text:p>
          </table:table-cell>
          <table:table-cell office:value-type="float" office:value="28126">
            <text:p>28126</text:p>
          </table:table-cell>
          <table:table-cell office:value-type="float" office:value="40716">
            <text:p>40716</text:p>
          </table:table-cell>
          <table:table-cell office:value-type="float" office:value="-510.75">
            <text:p>-510.75</text:p>
          </table:table-cell>
          <table:table-cell office:value-type="float" office:value="-534.875">
            <text:p>-534.875</text:p>
          </table:table-cell>
          <table:table-cell office:value-type="float" office:value="1118.875">
            <text:p>1118.875</text:p>
          </table:table-cell>
          <table:table-cell office:value-type="float" office:value="-0.0253147303727201">
            <text:p>-0.0253147304</text:p>
          </table:table-cell>
          <table:table-cell office:value-type="float" office:value="-0.0190171016141648">
            <text:p>-0.0190171016</text:p>
          </table:table-cell>
          <table:table-cell office:value-type="float" office:value="0.0274799832989488">
            <text:p>0.0274799833</text:p>
          </table:table-cell>
          <table:table-cell office:value-type="float" office:value="0.912654481420213">
            <text:p>0.9126544814</text:p>
          </table:table-cell>
          <table:table-cell office:value-type="float" office:value="0.934148978651878">
            <text:p>0.9341489787</text:p>
          </table:table-cell>
          <table:table-cell office:value-type="float" office:value="1.09766003453126">
            <text:p>1.0976600345</text:p>
          </table:table-cell>
          <table:table-cell office:value-type="float" office:value="-27.0331250304339">
            <text:p>-27.0331250304</text:p>
          </table:table-cell>
          <table:table-cell office:value-type="float" office:value="0">
            <text:p>0</text:p>
          </table:table-cell>
          <table:table-cell office:value-type="float" office:value="25.5687195781716">
            <text:p>25.568719578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508">
            <text:p>508</text:p>
          </table:table-cell>
          <table:table-cell office:value-type="float" office:value="19422">
            <text:p>19422</text:p>
          </table:table-cell>
          <table:table-cell office:value-type="float" office:value="27606">
            <text:p>27606</text:p>
          </table:table-cell>
          <table:table-cell office:value-type="float" office:value="42768">
            <text:p>42768</text:p>
          </table:table-cell>
          <table:table-cell office:value-type="float" office:value="-534">
            <text:p>-534</text:p>
          </table:table-cell>
          <table:table-cell office:value-type="float" office:value="238.375">
            <text:p>238.375</text:p>
          </table:table-cell>
          <table:table-cell office:value-type="float" office:value="1492.125">
            <text:p>1492.125</text:p>
          </table:table-cell>
          <table:table-cell office:value-type="float" office:value="-0.027494593759654">
            <text:p>-0.0274945938</text:p>
          </table:table-cell>
          <table:table-cell office:value-type="float" office:value="0.00863489821053394">
            <text:p>0.0086348982</text:p>
          </table:table-cell>
          <table:table-cell office:value-type="float" office:value="0.0348888187429854">
            <text:p>0.0348888187</text:p>
          </table:table-cell>
          <table:table-cell office:value-type="float" office:value="0.905250589105787">
            <text:p>0.9052505891</text:p>
          </table:table-cell>
          <table:table-cell office:value-type="float" office:value="1.0303682842124">
            <text:p>1.0303682842</text:p>
          </table:table-cell>
          <table:table-cell office:value-type="float" office:value="1.12449663576008">
            <text:p>1.1244966358</text:p>
          </table:table-cell>
          <table:table-cell office:value-type="float" office:value="-24.8621241680779">
            <text:p>-24.8621241681</text:p>
          </table:table-cell>
          <table:table-cell office:value-type="float" office:value="0">
            <text:p>0</text:p>
          </table:table-cell>
          <table:table-cell office:value-type="float" office:value="20.2119085502029">
            <text:p>20.211908550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15114">
            <text:p>15114</text:p>
          </table:table-cell>
          <table:table-cell office:value-type="float" office:value="26960">
            <text:p>26960</text:p>
          </table:table-cell>
          <table:table-cell office:value-type="float" office:value="43092">
            <text:p>43092</text:p>
          </table:table-cell>
          <table:table-cell office:value-type="float" office:value="-917.75">
            <text:p>-917.75</text:p>
          </table:table-cell>
          <table:table-cell office:value-type="float" office:value="355">
            <text:p>355</text:p>
          </table:table-cell>
          <table:table-cell office:value-type="float" office:value="1984.5">
            <text:p>1984.5</text:p>
          </table:table-cell>
          <table:table-cell office:value-type="float" office:value="-0.0607218472938997">
            <text:p>-0.0607218473</text:p>
          </table:table-cell>
          <table:table-cell office:value-type="float" office:value="0.0131676557863501">
            <text:p>0.0131676558</text:p>
          </table:table-cell>
          <table:table-cell office:value-type="float" office:value="0.0460526315789474">
            <text:p>0.0460526316</text:p>
          </table:table-cell>
          <table:table-cell office:value-type="float" office:value="0.794700334239367">
            <text:p>0.7947003342</text:p>
          </table:table-cell>
          <table:table-cell office:value-type="float" office:value="1.04642663408368">
            <text:p>1.0464266341</text:p>
          </table:table-cell>
          <table:table-cell office:value-type="float" office:value="1.16534106648199">
            <text:p>1.1653410665</text:p>
          </table:table-cell>
          <table:table-cell office:value-type="float" office:value="-11.0649283254668">
            <text:p>-11.0649283255</text:p>
          </table:table-cell>
          <table:table-cell office:value-type="float" office:value="0">
            <text:p>0</text:p>
          </table:table-cell>
          <table:table-cell office:value-type="float" office:value="15.3951689290541">
            <text:p>15.395168929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16368">
            <text:p>16368</text:p>
          </table:table-cell>
          <table:table-cell office:value-type="float" office:value="29040">
            <text:p>29040</text:p>
          </table:table-cell>
          <table:table-cell office:value-type="float" office:value="45468">
            <text:p>45468</text:p>
          </table:table-cell>
          <table:table-cell office:value-type="float" office:value="-629.75">
            <text:p>-629.75</text:p>
          </table:table-cell>
          <table:table-cell office:value-type="float" office:value="655">
            <text:p>655</text:p>
          </table:table-cell>
          <table:table-cell office:value-type="float" office:value="1728">
            <text:p>1728</text:p>
          </table:table-cell>
          <table:table-cell office:value-type="float" office:value="-0.0384744623655914">
            <text:p>-0.0384744624</text:p>
          </table:table-cell>
          <table:table-cell office:value-type="float" office:value="0.0225550964187328">
            <text:p>0.0225550964</text:p>
          </table:table-cell>
          <table:table-cell office:value-type="float" office:value="0.0380047505938242">
            <text:p>0.0380047506</text:p>
          </table:table-cell>
          <table:table-cell office:value-type="float" office:value="0.8682407388589">
            <text:p>0.8682407389</text:p>
          </table:table-cell>
          <table:table-cell office:value-type="float" office:value="1.0799399529195">
            <text:p>1.0799399529</text:p>
          </table:table-cell>
          <table:table-cell office:value-type="float" office:value="1.13584757477107">
            <text:p>1.1358475748</text:p>
          </table:table-cell>
          <table:table-cell office:value-type="float" office:value="-17.6669332216432">
            <text:p>-17.6669332216</text:p>
          </table:table-cell>
          <table:table-cell office:value-type="float" office:value="31.0765739811198">
            <text:p>31.0765739811</text:p>
          </table:table-cell>
          <table:table-cell office:value-type="float" office:value="18.5828542753607">
            <text:p>18.582854275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table:number-columns-repeated="2" office:value-type="float" office:value="626">
            <text:p>626</text:p>
          </table:table-cell>
          <table:table-cell office:value-type="float" office:value="15488">
            <text:p>15488</text:p>
          </table:table-cell>
          <table:table-cell office:value-type="float" office:value="27030">
            <text:p>27030</text:p>
          </table:table-cell>
          <table:table-cell office:value-type="float" office:value="48654">
            <text:p>48654</text:p>
          </table:table-cell>
          <table:table-cell office:value-type="float" office:value="-215.75">
            <text:p>-215.75</text:p>
          </table:table-cell>
          <table:table-cell office:value-type="float" office:value="123.5">
            <text:p>123.5</text:p>
          </table:table-cell>
          <table:table-cell office:value-type="float" office:value="1633.5">
            <text:p>1633.5</text:p>
          </table:table-cell>
          <table:table-cell office:value-type="float" office:value="-0.0139301394628099">
            <text:p>-0.0139301395</text:p>
          </table:table-cell>
          <table:table-cell office:value-type="float" office:value="0.00456899741028487">
            <text:p>0.0045689974</text:p>
          </table:table-cell>
          <table:table-cell office:value-type="float" office:value="0.0335738068812431">
            <text:p>0.0335738069</text:p>
          </table:table-cell>
          <table:table-cell office:value-type="float" office:value="0.951624847499654">
            <text:p>0.9516248475</text:p>
          </table:table-cell>
          <table:table-cell office:value-type="float" office:value="1.01603240738117">
            <text:p>1.0160324074</text:p>
          </table:table-cell>
          <table:table-cell office:value-type="float" office:value="1.11971763708101">
            <text:p>1.1197176371</text:p>
          </table:table-cell>
          <table:table-cell table:number-columns-repeated="2" office:value-type="float" office:value="0">
            <text:p>0</text:p>
          </table:table-cell>
          <table:table-cell office:value-type="float" office:value="20.9901408701655">
            <text:p>20.990140870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13794">
            <text:p>13794</text:p>
          </table:table-cell>
          <table:table-cell office:value-type="float" office:value="25612">
            <text:p>25612</text:p>
          </table:table-cell>
          <table:table-cell office:value-type="float" office:value="48438">
            <text:p>48438</text:p>
          </table:table-cell>
          <table:table-cell office:value-type="float" office:value="24.125">
            <text:p>24.125</text:p>
          </table:table-cell>
          <table:table-cell office:value-type="float" office:value="3.375">
            <text:p>3.375</text:p>
          </table:table-cell>
          <table:table-cell office:value-type="float" office:value="1404">
            <text:p>1404</text:p>
          </table:table-cell>
          <table:table-cell office:value-type="float" office:value="0.00174894881832681">
            <text:p>0.0017489488</text:p>
          </table:table-cell>
          <table:table-cell office:value-type="float" office:value="0.000131774168358582">
            <text:p>0.0001317742</text:p>
          </table:table-cell>
          <table:table-cell office:value-type="float" office:value="0.0289855072463768">
            <text:p>0.0289855072</text:p>
          </table:table-cell>
          <table:table-cell office:value-type="float" office:value="1.0061273161552">
            <text:p>1.0061273162</text:p>
          </table:table-cell>
          <table:table-cell office:value-type="float" office:value="1.00046124362354">
            <text:p>1.0004612436</text:p>
          </table:table-cell>
          <table:table-cell office:value-type="float" office:value="1.10309598823777">
            <text:p>1.1030959882</text:p>
          </table:table-cell>
          <table:table-cell table:number-columns-repeated="2" office:value-type="float" office:value="0">
            <text:p>0</text:p>
          </table:table-cell>
          <table:table-cell office:value-type="float" office:value="24.2585008793437">
            <text:p>24.258500879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15114">
            <text:p>15114</text:p>
          </table:table-cell>
          <table:table-cell office:value-type="float" office:value="25925">
            <text:p>25925</text:p>
          </table:table-cell>
          <table:table-cell office:value-type="float" office:value="51597">
            <text:p>51597</text:p>
          </table:table-cell>
          <table:table-cell office:value-type="float" office:value="-917.75">
            <text:p>-917.75</text:p>
          </table:table-cell>
          <table:table-cell office:value-type="float" office:value="975">
            <text:p>975</text:p>
          </table:table-cell>
          <table:table-cell office:value-type="float" office:value="1720.875">
            <text:p>1720.875</text:p>
          </table:table-cell>
          <table:table-cell office:value-type="float" office:value="-0.0607218472938997">
            <text:p>-0.0607218473</text:p>
          </table:table-cell>
          <table:table-cell office:value-type="float" office:value="0.0376084860173578">
            <text:p>0.037608486</text:p>
          </table:table-cell>
          <table:table-cell office:value-type="float" office:value="0.0333522297808012">
            <text:p>0.0333522298</text:p>
          </table:table-cell>
          <table:table-cell office:value-type="float" office:value="0.794700334239367">
            <text:p>0.7947003342</text:p>
          </table:table-cell>
          <table:table-cell office:value-type="float" office:value="1.13440192157297">
            <text:p>1.1344019216</text:p>
          </table:table-cell>
          <table:table-cell office:value-type="float" office:value="1.11891305184625">
            <text:p>1.1189130518</text:p>
          </table:table-cell>
          <table:table-cell office:value-type="float" office:value="-11.0649283254668">
            <text:p>-11.0649283255</text:p>
          </table:table-cell>
          <table:table-cell office:value-type="float" office:value="18.7750469417046">
            <text:p>18.7750469417</text:p>
          </table:table-cell>
          <table:table-cell office:value-type="float" office:value="21.1273124318754">
            <text:p>21.127312431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754">
            <text:p>754</text:p>
          </table:table-cell>
          <table:table-cell office:value-type="float" office:value="16368">
            <text:p>16368</text:p>
          </table:table-cell>
          <table:table-cell office:value-type="float" office:value="27645">
            <text:p>27645</text:p>
          </table:table-cell>
          <table:table-cell office:value-type="float" office:value="54702">
            <text:p>54702</text:p>
          </table:table-cell>
          <table:table-cell office:value-type="float" office:value="-629.75">
            <text:p>-629.75</text:p>
          </table:table-cell>
          <table:table-cell office:value-type="float" office:value="814.625">
            <text:p>814.625</text:p>
          </table:table-cell>
          <table:table-cell office:value-type="float" office:value="972">
            <text:p>972</text:p>
          </table:table-cell>
          <table:table-cell office:value-type="float" office:value="-0.0384744623655914">
            <text:p>-0.0384744624</text:p>
          </table:table-cell>
          <table:table-cell office:value-type="float" office:value="0.02946735395189">
            <text:p>0.029467354</text:p>
          </table:table-cell>
          <table:table-cell office:value-type="float" office:value="0.0177690029615005">
            <text:p>0.017769003</text:p>
          </table:table-cell>
          <table:table-cell office:value-type="float" office:value="0.8682407388589">
            <text:p>0.8682407389</text:p>
          </table:table-cell>
          <table:table-cell office:value-type="float" office:value="1.10483765573151">
            <text:p>1.1048376557</text:p>
          </table:table-cell>
          <table:table-cell office:value-type="float" office:value="1.06281035579909">
            <text:p>1.0628103558</text:p>
          </table:table-cell>
          <table:table-cell office:value-type="float" office:value="-17.6669332216432">
            <text:p>-17.6669332216</text:p>
          </table:table-cell>
          <table:table-cell office:value-type="float" office:value="23.8674418282311">
            <text:p>23.8674418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15488">
            <text:p>15488</text:p>
          </table:table-cell>
          <table:table-cell office:value-type="float" office:value="27440">
            <text:p>27440</text:p>
          </table:table-cell>
          <table:table-cell office:value-type="float" office:value="54717">
            <text:p>54717</text:p>
          </table:table-cell>
          <table:table-cell office:value-type="float" office:value="-215.75">
            <text:p>-215.75</text:p>
          </table:table-cell>
          <table:table-cell office:value-type="float" office:value="562">
            <text:p>562</text:p>
          </table:table-cell>
          <table:table-cell office:value-type="float" office:value="716.625">
            <text:p>716.625</text:p>
          </table:table-cell>
          <table:table-cell office:value-type="float" office:value="-0.0139301394628099">
            <text:p>-0.0139301395</text:p>
          </table:table-cell>
          <table:table-cell office:value-type="float" office:value="0.0204810495626822">
            <text:p>0.0204810496</text:p>
          </table:table-cell>
          <table:table-cell office:value-type="float" office:value="0.0130969351389879">
            <text:p>0.0130969351</text:p>
          </table:table-cell>
          <table:table-cell office:value-type="float" office:value="0.951624847499654">
            <text:p>0.9516248475</text:p>
          </table:table-cell>
          <table:table-cell office:value-type="float" office:value="1.07250584131612">
            <text:p>1.0725058413</text:p>
          </table:table-cell>
          <table:table-cell office:value-type="float" office:value="1.04617547121813">
            <text:p>1.0461754712</text:p>
          </table:table-cell>
          <table:table-cell office:value-type="float" office:value="0">
            <text:p>0</text:p>
          </table:table-cell>
          <table:table-cell office:value-type="float" office:value="34.1887452845689">
            <text:p>34.1887452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13794">
            <text:p>13794</text:p>
          </table:table-cell>
          <table:table-cell office:value-type="float" office:value="26315">
            <text:p>26315</text:p>
          </table:table-cell>
          <table:table-cell office:value-type="float" office:value="53430">
            <text:p>53430</text:p>
          </table:table-cell>
          <table:table-cell office:value-type="float" office:value="24.125">
            <text:p>24.125</text:p>
          </table:table-cell>
          <table:table-cell office:value-type="float" office:value="795.625">
            <text:p>795.625</text:p>
          </table:table-cell>
          <table:table-cell office:value-type="float" office:value="1330.875">
            <text:p>1330.875</text:p>
          </table:table-cell>
          <table:table-cell office:value-type="float" office:value="0.00174894881832681">
            <text:p>0.0017489488</text:p>
          </table:table-cell>
          <table:table-cell office:value-type="float" office:value="0.0302346570397112">
            <text:p>0.030234657</text:p>
          </table:table-cell>
          <table:table-cell office:value-type="float" office:value="0.0249087591240876">
            <text:p>0.0249087591</text:p>
          </table:table-cell>
          <table:table-cell office:value-type="float" office:value="1.0061273161552">
            <text:p>1.0061273162</text:p>
          </table:table-cell>
          <table:table-cell office:value-type="float" office:value="1.10761300323215">
            <text:p>1.1076130032</text:p>
          </table:table-cell>
          <table:table-cell office:value-type="float" office:value="1.08839673164527">
            <text:p>1.0883967316</text:p>
          </table:table-cell>
          <table:table-cell office:value-type="float" office:value="0">
            <text:p>0</text:p>
          </table:table-cell>
          <table:table-cell office:value-type="float" office:value="23.2704374343274">
            <text:p>23.2704374343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16214">
            <text:p>16214</text:p>
          </table:table-cell>
          <table:table-cell office:value-type="float" office:value="28785">
            <text:p>28785</text:p>
          </table:table-cell>
          <table:table-cell office:value-type="float" office:value="56745">
            <text:p>56745</text:p>
          </table:table-cell>
          <table:table-cell office:value-type="float" office:value="660">
            <text:p>660</text:p>
          </table:table-cell>
          <table:table-cell office:value-type="float" office:value="973.75">
            <text:p>973.75</text:p>
          </table:table-cell>
          <table:table-cell office:value-type="float" office:value="1672.125">
            <text:p>1672.125</text:p>
          </table:table-cell>
          <table:table-cell office:value-type="float" office:value="0.0407055630936228">
            <text:p>0.0407055631</text:p>
          </table:table-cell>
          <table:table-cell office:value-type="float" office:value="0.0338283828382838">
            <text:p>0.0338283828</text:p>
          </table:table-cell>
          <table:table-cell office:value-type="float" office:value="0.02946735395189">
            <text:p>0.029467354</text:p>
          </table:table-cell>
          <table:table-cell office:value-type="float" office:value="1.14571707884655">
            <text:p>1.1457170788</text:p>
          </table:table-cell>
          <table:table-cell office:value-type="float" office:value="1.12064228452548">
            <text:p>1.1206422845</text:p>
          </table:table-cell>
          <table:table-cell office:value-type="float" office:value="1.10483765573151">
            <text:p>1.1048376557</text:p>
          </table:table-cell>
          <table:table-cell office:value-type="float" office:value="17.3725847358137">
            <text:p>17.3725847358</text:p>
          </table:table-cell>
          <table:table-cell office:value-type="float" office:value="20.8347588436661">
            <text:p>20.8347588437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8304">
            <text:p>18304</text:p>
          </table:table-cell>
          <table:table-cell office:value-type="float" office:value="30272">
            <text:p>30272</text:p>
          </table:table-cell>
          <table:table-cell office:value-type="float" office:value="56160">
            <text:p>56160</text:p>
          </table:table-cell>
          <table:table-cell office:value-type="float" office:value="403">
            <text:p>403</text:p>
          </table:table-cell>
          <table:table-cell office:value-type="float" office:value="666.5">
            <text:p>666.5</text:p>
          </table:table-cell>
          <table:table-cell office:value-type="float" office:value="1525.875">
            <text:p>1525.875</text:p>
          </table:table-cell>
          <table:table-cell table:number-columns-repeated="2" office:value-type="float" office:value="0.0220170454545455">
            <text:p>0.0220170455</text:p>
          </table:table-cell>
          <table:table-cell office:value-type="float" office:value="0.0271701388888889">
            <text:p>0.0271701389</text:p>
          </table:table-cell>
          <table:table-cell table:number-columns-repeated="2" office:value-type="float" office:value="1.07800976966038">
            <text:p>1.0780097697</text:p>
          </table:table-cell>
          <table:table-cell office:value-type="float" office:value="1.0965423903477">
            <text:p>1.0965423903</text:p>
          </table:table-cell>
          <table:table-cell table:number-columns-repeated="2" office:value-type="float" office:value="31.8276133930896">
            <text:p>31.8276133931</text:p>
          </table:table-cell>
          <table:table-cell office:value-type="float" office:value="25.8563846310834">
            <text:p>25.85638463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6302">
            <text:p>16302</text:p>
          </table:table-cell>
          <table:table-cell office:value-type="float" office:value="29375">
            <text:p>29375</text:p>
          </table:table-cell>
          <table:table-cell office:value-type="float" office:value="54880">
            <text:p>54880</text:p>
          </table:table-cell>
          <table:table-cell office:value-type="float" office:value="513.5">
            <text:p>513.5</text:p>
          </table:table-cell>
          <table:table-cell office:value-type="float" office:value="212.5">
            <text:p>212.5</text:p>
          </table:table-cell>
          <table:table-cell office:value-type="float" office:value="1124">
            <text:p>1124</text:p>
          </table:table-cell>
          <table:table-cell office:value-type="float" office:value="0.0314992025518341">
            <text:p>0.0314992026</text:p>
          </table:table-cell>
          <table:table-cell office:value-type="float" office:value="0.00723404255319149">
            <text:p>0.0072340426</text:p>
          </table:table-cell>
          <table:table-cell office:value-type="float" office:value="0.0204810495626822">
            <text:p>0.0204810496</text:p>
          </table:table-cell>
          <table:table-cell office:value-type="float" office:value="1.11219192046377">
            <text:p>1.1121919205</text:p>
          </table:table-cell>
          <table:table-cell office:value-type="float" office:value="1.02542171842463">
            <text:p>1.0254217184</text:p>
          </table:table-cell>
          <table:table-cell office:value-type="float" office:value="1.07250584131612">
            <text:p>1.0725058413</text:p>
          </table:table-cell>
          <table:table-cell office:value-type="float" office:value="22.3500117007141">
            <text:p>22.3500117007</text:p>
          </table:table-cell>
          <table:table-cell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9162">
            <text:p>19162</text:p>
          </table:table-cell>
          <table:table-cell office:value-type="float" office:value="30900">
            <text:p>30900</text:p>
          </table:table-cell>
          <table:table-cell office:value-type="float" office:value="59085">
            <text:p>59085</text:p>
          </table:table-cell>
          <table:table-cell office:value-type="float" office:value="780">
            <text:p>780</text:p>
          </table:table-cell>
          <table:table-cell office:value-type="float" office:value="528.125">
            <text:p>528.125</text:p>
          </table:table-cell>
          <table:table-cell office:value-type="float" office:value="1998.75">
            <text:p>1998.75</text:p>
          </table:table-cell>
          <table:table-cell office:value-type="float" office:value="0.0407055630936228">
            <text:p>0.0407055631</text:p>
          </table:table-cell>
          <table:table-cell office:value-type="float" office:value="0.0170914239482201">
            <text:p>0.0170914239</text:p>
          </table:table-cell>
          <table:table-cell office:value-type="float" office:value="0.0338283828382838">
            <text:p>0.0338283828</text:p>
          </table:table-cell>
          <table:table-cell office:value-type="float" office:value="1.14571707884655">
            <text:p>1.1457170788</text:p>
          </table:table-cell>
          <table:table-cell office:value-type="float" office:value="1.06039253269302">
            <text:p>1.0603925327</text:p>
          </table:table-cell>
          <table:table-cell office:value-type="float" office:value="1.12064228452548">
            <text:p>1.1206422845</text:p>
          </table:table-cell>
          <table:table-cell office:value-type="float" office:value="17.3725847358137">
            <text:p>17.3725847358</text:p>
          </table:table-cell>
          <table:table-cell office:value-type="float" office:value="0">
            <text:p>0</text:p>
          </table:table-cell>
          <table:table-cell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20394">
            <text:p>20394</text:p>
          </table:table-cell>
          <table:table-cell office:value-type="float" office:value="33820">
            <text:p>33820</text:p>
          </table:table-cell>
          <table:table-cell office:value-type="float" office:value="64974">
            <text:p>64974</text:p>
          </table:table-cell>
          <table:table-cell office:value-type="float" office:value="728.75">
            <text:p>728.75</text:p>
          </table:table-cell>
          <table:table-cell office:value-type="float" office:value="1009.375">
            <text:p>1009.375</text:p>
          </table:table-cell>
          <table:table-cell office:value-type="float" office:value="1564.875">
            <text:p>1564.875</text:p>
          </table:table-cell>
          <table:table-cell office:value-type="float" office:value="0.0357335490830637">
            <text:p>0.0357335491</text:p>
          </table:table-cell>
          <table:table-cell office:value-type="float" office:value="0.0298455056179775">
            <text:p>0.0298455056</text:p>
          </table:table-cell>
          <table:table-cell office:value-type="float" office:value="0.0240846338535414">
            <text:p>0.0240846339</text:p>
          </table:table-cell>
          <table:table-cell office:value-type="float" office:value="1.12757011938966">
            <text:p>1.1275701194</text:p>
          </table:table-cell>
          <table:table-cell office:value-type="float" office:value="1.10620514790588">
            <text:p>1.1062051479</text:p>
          </table:table-cell>
          <table:table-cell office:value-type="float" office:value="1.0854331548796">
            <text:p>1.0854331549</text:p>
          </table:table-cell>
          <table:table-cell office:value-type="float" office:value="19.7422040602386">
            <text:p>19.7422040602</text:p>
          </table:table-cell>
          <table:table-cell office:value-type="float" office:value="23.5693827811852">
            <text:p>23.5693827812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19910">
            <text:p>19910</text:p>
          </table:table-cell>
          <table:table-cell office:value-type="float" office:value="33744">
            <text:p>33744</text:p>
          </table:table-cell>
          <table:table-cell office:value-type="float" office:value="66885">
            <text:p>66885</text:p>
          </table:table-cell>
          <table:table-cell office:value-type="float" office:value="445.5">
            <text:p>445.5</text:p>
          </table:table-cell>
          <table:table-cell office:value-type="float" office:value="781.375">
            <text:p>781.375</text:p>
          </table:table-cell>
          <table:table-cell office:value-type="float" office:value="1369.875">
            <text:p>1369.875</text:p>
          </table:table-cell>
          <table:table-cell office:value-type="float" office:value="0.0223756906077348">
            <text:p>0.0223756906</text:p>
          </table:table-cell>
          <table:table-cell office:value-type="float" office:value="0.0231559684684685">
            <text:p>0.0231559685</text:p>
          </table:table-cell>
          <table:table-cell office:value-type="float" office:value="0.0204810495626822">
            <text:p>0.0204810496</text:p>
          </table:table-cell>
          <table:table-cell office:value-type="float" office:value="1.07929623332621">
            <text:p>1.0792962333</text:p>
          </table:table-cell>
          <table:table-cell office:value-type="float" office:value="1.08209683943604">
            <text:p>1.0820968394</text:p>
          </table:table-cell>
          <table:table-cell office:value-type="float" office:value="1.07250584131612">
            <text:p>1.0725058413</text:p>
          </table:table-cell>
          <table:table-cell office:value-type="float" office:value="31.3229841881665">
            <text:p>31.3229841882</text:p>
          </table:table-cell>
          <table:table-cell office:value-type="float" office:value="30.2790967262616">
            <text:p>30.2790967263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18238">
            <text:p>18238</text:p>
          </table:table-cell>
          <table:table-cell office:value-type="float" office:value="32100">
            <text:p>32100</text:p>
          </table:table-cell>
          <table:table-cell office:value-type="float" office:value="67782">
            <text:p>67782</text:p>
          </table:table-cell>
          <table:table-cell office:value-type="float" office:value="16.5">
            <text:p>16.5</text:p>
          </table:table-cell>
          <table:table-cell office:value-type="float" office:value="52.375">
            <text:p>52.375</text:p>
          </table:table-cell>
          <table:table-cell office:value-type="float" office:value="2013.375">
            <text:p>2013.375</text:p>
          </table:table-cell>
          <table:table-cell office:value-type="float" office:value="0.000904704463208685">
            <text:p>0.0009047045</text:p>
          </table:table-cell>
          <table:table-cell office:value-type="float" office:value="0.0016316199376947">
            <text:p>0.0016316199</text:p>
          </table:table-cell>
          <table:table-cell office:value-type="float" office:value="0.0297036823935558">
            <text:p>0.0297036824</text:p>
          </table:table-cell>
          <table:table-cell office:value-type="float" office:value="1.00316806986196">
            <text:p>1.0031680699</text:p>
          </table:table-cell>
          <table:table-cell office:value-type="float" office:value="1.00571588766183">
            <text:p>1.0057158877</text:p>
          </table:table-cell>
          <table:table-cell office:value-type="float" office:value="1.10569221352301">
            <text:p>1.1056922135</text:p>
          </table:table-cell>
          <table:table-cell table:number-columns-repeated="2" office:value-type="float" office:value="0">
            <text:p>0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19448">
            <text:p>19448</text:p>
          </table:table-cell>
          <table:table-cell office:value-type="float" office:value="34162">
            <text:p>34162</text:p>
          </table:table-cell>
          <table:table-cell office:value-type="float" office:value="69420">
            <text:p>69420</text:p>
          </table:table-cell>
          <table:table-cell office:value-type="float" office:value="288.75">
            <text:p>288.75</text:p>
          </table:table-cell>
          <table:table-cell office:value-type="float" office:value="662.625">
            <text:p>662.625</text:p>
          </table:table-cell>
          <table:table-cell office:value-type="float" office:value="2071.875">
            <text:p>2071.875</text:p>
          </table:table-cell>
          <table:table-cell office:value-type="float" office:value="0.0148472850678733">
            <text:p>0.0148472851</text:p>
          </table:table-cell>
          <table:table-cell office:value-type="float" office:value="0.0193965517241379">
            <text:p>0.0193965517</text:p>
          </table:table-cell>
          <table:table-cell office:value-type="float" office:value="0.0298455056179775">
            <text:p>0.0298455056</text:p>
          </table:table-cell>
          <table:table-cell office:value-type="float" office:value="1.05239756381037">
            <text:p>1.0523975638</text:p>
          </table:table-cell>
          <table:table-cell office:value-type="float" office:value="1.06862533442331">
            <text:p>1.0686253344</text:p>
          </table:table-cell>
          <table:table-cell office:value-type="float" office:value="1.10620514790588">
            <text:p>1.1062051479</text:p>
          </table:table-cell>
          <table:table-cell table:number-columns-repeated="2" office:value-type="float" office:value="0">
            <text:p>0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04">
            <text:p>704</text:p>
          </table:table-cell>
          <table:table-cell office:value-type="float" office:value="1440">
            <text:p>1440</text:p>
          </table:table-cell>
          <table:table-cell office:value-type="float" office:value="20430">
            <text:p>20430</text:p>
          </table:table-cell>
          <table:table-cell office:value-type="float" office:value="34390">
            <text:p>34390</text:p>
          </table:table-cell>
          <table:table-cell office:value-type="float" office:value="69264">
            <text:p>69264</text:p>
          </table:table-cell>
          <table:table-cell office:value-type="float" office:value="-310.375">
            <text:p>-310.375</text:p>
          </table:table-cell>
          <table:table-cell office:value-type="float" office:value="769.5">
            <text:p>769.5</text:p>
          </table:table-cell>
          <table:table-cell office:value-type="float" office:value="1603.875">
            <text:p>1603.875</text:p>
          </table:table-cell>
          <table:table-cell office:value-type="float" office:value="-0.0151921194322075">
            <text:p>-0.0151921194</text:p>
          </table:table-cell>
          <table:table-cell office:value-type="float" office:value="0.0223756906077348">
            <text:p>0.0223756906</text:p>
          </table:table-cell>
          <table:table-cell office:value-type="float" office:value="0.0231559684684685">
            <text:p>0.0231559685</text:p>
          </table:table-cell>
          <table:table-cell office:value-type="float" office:value="0.947279950953245">
            <text:p>0.947279951</text:p>
          </table:table-cell>
          <table:table-cell office:value-type="float" office:value="1.07929623332621">
            <text:p>1.0792962333</text:p>
          </table:table-cell>
          <table:table-cell office:value-type="float" office:value="1.08209683943604">
            <text:p>1.0820968394</text:p>
          </table:table-cell>
          <table:table-cell office:value-type="float" office:value="0">
            <text:p>0</text:p>
          </table:table-cell>
          <table:table-cell office:value-type="float" office:value="31.3229841881665">
            <text:p>31.3229841882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6301">
            <text:p>16301</text:p>
          </table:table-cell>
          <table:table-cell office:value-type="float" office:value="30978">
            <text:p>30978</text:p>
          </table:table-cell>
          <table:table-cell office:value-type="float" office:value="67119">
            <text:p>67119</text:p>
          </table:table-cell>
          <table:table-cell office:value-type="float" office:value="-294.25">
            <text:p>-294.25</text:p>
          </table:table-cell>
          <table:table-cell office:value-type="float" office:value="396">
            <text:p>396</text:p>
          </table:table-cell>
          <table:table-cell office:value-type="float" office:value="858">
            <text:p>858</text:p>
          </table:table-cell>
          <table:table-cell office:value-type="float" office:value="-0.0180510398135084">
            <text:p>-0.0180510398</text:p>
          </table:table-cell>
          <table:table-cell table:number-columns-repeated="2" office:value-type="float" office:value="0.0127832655432888">
            <text:p>0.0127832655</text:p>
          </table:table-cell>
          <table:table-cell office:value-type="float" office:value="0.937460007127884">
            <text:p>0.9374600071</text:p>
          </table:table-cell>
          <table:table-cell table:number-columns-repeated="2" office:value-type="float" office:value="1.04506171668229">
            <text:p>1.04506171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515">
            <text:p>1515</text:p>
          </table:table-cell>
          <table:table-cell office:value-type="float" office:value="18935">
            <text:p>18935</text:p>
          </table:table-cell>
          <table:table-cell office:value-type="float" office:value="32744">
            <text:p>32744</text:p>
          </table:table-cell>
          <table:table-cell office:value-type="float" office:value="70122">
            <text:p>70122</text:p>
          </table:table-cell>
          <table:table-cell office:value-type="float" office:value="399.875">
            <text:p>399.875</text:p>
          </table:table-cell>
          <table:table-cell office:value-type="float" office:value="509">
            <text:p>509</text:p>
          </table:table-cell>
          <table:table-cell office:value-type="float" office:value="1360.125">
            <text:p>1360.125</text:p>
          </table:table-cell>
          <table:table-cell office:value-type="float" office:value="0.0211182994454714">
            <text:p>0.0211182994</text:p>
          </table:table-cell>
          <table:table-cell office:value-type="float" office:value="0.0155448326410946">
            <text:p>0.0155448326</text:p>
          </table:table-cell>
          <table:table-cell office:value-type="float" office:value="0.0193965517241379">
            <text:p>0.0193965517</text:p>
          </table:table-cell>
          <table:table-cell office:value-type="float" office:value="1.07478817389923">
            <text:p>1.0747881739</text:p>
          </table:table-cell>
          <table:table-cell office:value-type="float" office:value="1.05488053221464">
            <text:p>1.0548805322</text:p>
          </table:table-cell>
          <table:table-cell office:value-type="float" office:value="1.06862533442331">
            <text:p>1.0686253344</text:p>
          </table:table-cell>
          <table:table-cell office:value-type="float" office:value="33.1674780298425">
            <text:p>33.16747802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19432">
            <text:p>19432</text:p>
          </table:table-cell>
          <table:table-cell office:value-type="float" office:value="34950">
            <text:p>34950</text:p>
          </table:table-cell>
          <table:table-cell office:value-type="float" office:value="75660">
            <text:p>75660</text:p>
          </table:table-cell>
          <table:table-cell office:value-type="float" office:value="99.25">
            <text:p>99.25</text:p>
          </table:table-cell>
          <table:table-cell office:value-type="float" office:value="1341.125">
            <text:p>1341.125</text:p>
          </table:table-cell>
          <table:table-cell office:value-type="float" office:value="-365.125">
            <text:p>-365.125</text:p>
          </table:table-cell>
          <table:table-cell office:value-type="float" office:value="0.0051075545491972">
            <text:p>0.0051075545</text:p>
          </table:table-cell>
          <table:table-cell office:value-type="float" office:value="0.0383726752503577">
            <text:p>0.0383726753</text:p>
          </table:table-cell>
          <table:table-cell office:value-type="float" office:value="-0.00482586571504097">
            <text:p>-0.0048258657</text:p>
          </table:table-cell>
          <table:table-cell office:value-type="float" office:value="1.0179275716646">
            <text:p>1.0179275717</text:p>
          </table:table-cell>
          <table:table-cell office:value-type="float" office:value="1.13719038929976">
            <text:p>1.1371903893</text:p>
          </table:table-cell>
          <table:table-cell office:value-type="float" office:value="0.98315511639796">
            <text:p>0.9831551164</text:p>
          </table:table-cell>
          <table:table-cell office:value-type="float" office:value="0">
            <text:p>0</text:p>
          </table:table-cell>
          <table:table-cell office:value-type="float" office:value="18.4079601506127">
            <text:p>18.4079601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715">
            <text:p>1715</text:p>
          </table:table-cell>
          <table:table-cell office:value-type="float" office:value="19561">
            <text:p>19561</text:p>
          </table:table-cell>
          <table:table-cell office:value-type="float" office:value="35566">
            <text:p>35566</text:p>
          </table:table-cell>
          <table:table-cell office:value-type="float" office:value="77805">
            <text:p>77805</text:p>
          </table:table-cell>
          <table:table-cell office:value-type="float" office:value="270.625">
            <text:p>270.625</text:p>
          </table:table-cell>
          <table:table-cell office:value-type="float" office:value="492">
            <text:p>492</text:p>
          </table:table-cell>
          <table:table-cell office:value-type="float" office:value="-496.625">
            <text:p>-496.625</text:p>
          </table:table-cell>
          <table:table-cell office:value-type="float" office:value="0.0138349266397423">
            <text:p>0.0138349266</text:p>
          </table:table-cell>
          <table:table-cell office:value-type="float" office:value="0.0138334364280493">
            <text:p>0.0138334364</text:p>
          </table:table-cell>
          <table:table-cell office:value-type="float" office:value="-0.00638294454083928">
            <text:p>-0.0063829445</text:p>
          </table:table-cell>
          <table:table-cell office:value-type="float" office:value="1.04879739742155">
            <text:p>1.0487973974</text:p>
          </table:table-cell>
          <table:table-cell office:value-type="float" office:value="1.04879210086645">
            <text:p>1.0487921009</text:p>
          </table:table-cell>
          <table:table-cell office:value-type="float" office:value="0.977739548389845">
            <text:p>0.97773954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20350">
            <text:p>20350</text:p>
          </table:table-cell>
          <table:table-cell office:value-type="float" office:value="35192">
            <text:p>35192</text:p>
          </table:table-cell>
          <table:table-cell office:value-type="float" office:value="73749">
            <text:p>73749</text:p>
          </table:table-cell>
          <table:table-cell office:value-type="float" office:value="912.5">
            <text:p>912.5</text:p>
          </table:table-cell>
          <table:table-cell office:value-type="float" office:value="1554.85714285714">
            <text:p>1554.8571428571</text:p>
          </table:table-cell>
          <table:table-cell office:value-type="float" office:value="134.625">
            <text:p>134.625</text:p>
          </table:table-cell>
          <table:table-cell office:value-type="float" office:value="0.0448402948402948">
            <text:p>0.0448402948</text:p>
          </table:table-cell>
          <table:table-cell office:value-type="float" office:value="0.0441821193128308">
            <text:p>0.0441821193</text:p>
          </table:table-cell>
          <table:table-cell office:value-type="float" office:value="0.00182544848065736">
            <text:p>0.0018254485</text:p>
          </table:table-cell>
          <table:table-cell office:value-type="float" office:value="1.16088190994211">
            <text:p>1.1608819099</text:p>
          </table:table-cell>
          <table:table-cell office:value-type="float" office:value="1.15846345454218">
            <text:p>1.1584634545</text:p>
          </table:table-cell>
          <table:table-cell office:value-type="float" office:value="1.00639560091613">
            <text:p>1.0063956009</text:p>
          </table:table-cell>
          <table:table-cell office:value-type="float" office:value="15.8021716280565">
            <text:p>15.8021716281</text:p>
          </table:table-cell>
          <table:table-cell office:value-type="float" office:value="16.0324858836227">
            <text:p>16.03248588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23131">
            <text:p>23131</text:p>
          </table:table-cell>
          <table:table-cell office:value-type="float" office:value="40001">
            <text:p>40001</text:p>
          </table:table-cell>
          <table:table-cell office:value-type="float" office:value="78663">
            <text:p>78663</text:p>
          </table:table-cell>
          <table:table-cell office:value-type="float" office:value="666.571428571429">
            <text:p>666.5714285714</text:p>
          </table:table-cell>
          <table:table-cell office:value-type="float" office:value="1055">
            <text:p>1055</text:p>
          </table:table-cell>
          <table:table-cell office:value-type="float" office:value="-275.142857142857">
            <text:p>-275.1428571429</text:p>
          </table:table-cell>
          <table:table-cell office:value-type="float" office:value="0.028817233520878">
            <text:p>0.0288172335</text:p>
          </table:table-cell>
          <table:table-cell office:value-type="float" office:value="0.026374340641484">
            <text:p>0.0263743406</text:p>
          </table:table-cell>
          <table:table-cell office:value-type="float" office:value="-0.00349774172282849">
            <text:p>-0.0034977417</text:p>
          </table:table-cell>
          <table:table-cell office:value-type="float" office:value="1.10248796590075">
            <text:p>1.1024879659</text:p>
          </table:table-cell>
          <table:table-cell office:value-type="float" office:value="1.09367357969997">
            <text:p>1.0936735797</text:p>
          </table:table-cell>
          <table:table-cell office:value-type="float" office:value="0.987781882996533">
            <text:p>0.987781883</text:p>
          </table:table-cell>
          <table:table-cell office:value-type="float" office:value="24.3981499206884">
            <text:p>24.3981499207</text:p>
          </table:table-cell>
          <table:table-cell office:value-type="float" office:value="26.6261887428221">
            <text:p>26.6261887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22140">
            <text:p>22140</text:p>
          </table:table-cell>
          <table:table-cell office:value-type="float" office:value="38482">
            <text:p>38482</text:p>
          </table:table-cell>
          <table:table-cell office:value-type="float" office:value="80979">
            <text:p>80979</text:p>
          </table:table-cell>
          <table:table-cell office:value-type="float" office:value="-557.833333333333">
            <text:p>-557.8333333333</text:p>
          </table:table-cell>
          <table:table-cell office:value-type="float" office:value="1092.6">
            <text:p>1092.6</text:p>
          </table:table-cell>
          <table:table-cell office:value-type="float" office:value="0">
            <text:p>0</text:p>
          </table:table-cell>
          <table:table-cell office:value-type="float" office:value="-0.025195724179464">
            <text:p>-0.0251957242</text:p>
          </table:table-cell>
          <table:table-cell office:value-type="float" office:value="0.0283924951925576">
            <text:p>0.0283924952</text:p>
          </table:table-cell>
          <table:table-cell office:value-type="float" office:value="0">
            <text:p>0</text:p>
          </table:table-cell>
          <table:table-cell office:value-type="float" office:value="0.913059221425054">
            <text:p>0.9130592214</text:p>
          </table:table-cell>
          <table:table-cell office:value-type="float" office:value="1.10095375538914">
            <text:p>1.1009537554</text:p>
          </table:table-cell>
          <table:table-cell office:value-type="float" office:value="1.16">
            <text:p>1.16</text:p>
          </table:table-cell>
          <table:table-cell office:value-type="float" office:value="-27.1624607706803">
            <text:p>-27.1624607707</text:p>
          </table:table-cell>
          <table:table-cell office:value-type="float" office:value="24.757998550637">
            <text:p>24.7579985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21738">
            <text:p>21738</text:p>
          </table:table-cell>
          <table:table-cell office:value-type="float" office:value="38001">
            <text:p>38001</text:p>
          </table:table-cell>
          <table:table-cell office:value-type="float" office:value="84671">
            <text:p>84671</text:p>
          </table:table-cell>
          <table:table-cell office:value-type="float" office:value="-825.4">
            <text:p>-825.4</text:p>
          </table:table-cell>
          <table:table-cell office:value-type="float" office:value="1358.8">
            <text:p>1358.8</text:p>
          </table:table-cell>
          <table:table-cell office:value-type="float" office:value="0">
            <text:p>0</text:p>
          </table:table-cell>
          <table:table-cell office:value-type="float" office:value="-0.0379703744594719">
            <text:p>-0.0379703745</text:p>
          </table:table-cell>
          <table:table-cell office:value-type="float" office:value="0.0357569537643746">
            <text:p>0.0357569538</text:p>
          </table:table-cell>
          <table:table-cell office:value-type="float" office:value="0">
            <text:p>0</text:p>
          </table:table-cell>
          <table:table-cell office:value-type="float" office:value="0.86992951809157">
            <text:p>0.8699295181</text:p>
          </table:table-cell>
          <table:table-cell office:value-type="float" office:value="1.12765531527063">
            <text:p>1.1276553153</text:p>
          </table:table-cell>
          <table:table-cell office:value-type="float" office:value="1.16">
            <text:p>1.16</text:p>
          </table:table-cell>
          <table:table-cell office:value-type="float" office:value="-17.9061376768414">
            <text:p>-17.9061376768</text:p>
          </table:table-cell>
          <table:table-cell office:value-type="float" office:value="19.7295060355056">
            <text:p>19.7295060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84">
            <text:p>884</text:p>
          </table:table-cell>
          <table:table-cell office:value-type="float" office:value="1798">
            <text:p>1798</text:p>
          </table:table-cell>
          <table:table-cell office:value-type="float" office:value="20987">
            <text:p>20987</text:p>
          </table:table-cell>
          <table:table-cell office:value-type="float" office:value="39464">
            <text:p>39464</text:p>
          </table:table-cell>
          <table:table-cell office:value-type="float" office:value="88530">
            <text:p>88530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table:number-columns-repeated="2" office:value-type="float" office:value="0">
            <text:p>0</text:p>
          </table:table-cell>
          <table:table-cell office:value-type="float" office:value="0.0344364484086763">
            <text:p>0.0344364484</text:p>
          </table:table-cell>
          <table:table-cell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1.12285187262921">
            <text:p>1.1228518726</text:p>
          </table:table-cell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float" office:value="20.4729184493402">
            <text:p>20.4729184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5">
            <text:p>5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20262">
            <text:p>20262</text:p>
          </table:table-cell>
          <table:table-cell office:value-type="float" office:value="40301">
            <text:p>40301</text:p>
          </table:table-cell>
          <table:table-cell office:value-type="float" office:value="92566">
            <text:p>92566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5">
            <text:p>5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19562">
            <text:p>19562</text:p>
          </table:table-cell>
          <table:table-cell office:value-type="float" office:value="41723">
            <text:p>41723</text:p>
          </table:table-cell>
          <table:table-cell office:value-type="float" office:value="96785">
            <text:p>96785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21">
            <text:p>221</text:p>
          </table:table-cell>
          <table:table-cell office:value-type="float" office:value="11401.5">
            <text:p>11401.5</text:p>
          </table:table-cell>
          <table:table-cell office:value-type="float" office:value="31284.5">
            <text:p>31284.5</text:p>
          </table:table-cell>
          <table:table-cell office:value-type="float" office:value="26.4475">
            <text:p>26.4475</text:p>
          </table:table-cell>
          <table:table-cell table:number-columns-repeated="3" office:value-type="float" office:value="5">
            <text:p>5</text:p>
          </table:table-cell>
          <table:table-cell office:value-type="float" office:value="906">
            <text:p>906</text:p>
          </table:table-cell>
          <table:table-cell table:number-columns-repeated="2" office:value-type="float" office:value="1891">
            <text:p>1891</text:p>
          </table:table-cell>
          <table:table-cell office:value-type="float" office:value="18886">
            <text:p>18886</text:p>
          </table:table-cell>
          <table:table-cell office:value-type="float" office:value="41410">
            <text:p>41410</text:p>
          </table:table-cell>
          <table:table-cell office:value-type="float" office:value="101197">
            <text:p>101197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30">
            <text:p>230</text:p>
          </table:table-cell>
          <table:table-cell office:value-type="float" office:value="11651.3333333333">
            <text:p>11651.3333333333</text:p>
          </table:table-cell>
          <table:table-cell office:value-type="float" office:value="28053">
            <text:p>28053</text:p>
          </table:table-cell>
          <table:table-cell office:value-type="float" office:value="26.62">
            <text:p>26.6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010">
            <text:p>1010</text:p>
          </table:table-cell>
          <table:table-cell office:value-type="float" office:value="2017">
            <text:p>2017</text:p>
          </table:table-cell>
          <table:table-cell office:value-type="float" office:value="18234">
            <text:p>18234</text:p>
          </table:table-cell>
          <table:table-cell office:value-type="float" office:value="43270">
            <text:p>43270</text:p>
          </table:table-cell>
          <table:table-cell office:value-type="float" office:value="105810">
            <text:p>105810</text:p>
          </table:table-cell>
          <table:table-cell table:number-columns-repeated="6" office:value-type="float" office:value="0">
            <text:p>0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8">
            <text:p>0.88</text:p>
          </table:table-cell>
          <table:table-cell table:number-columns-repeated="2" office:value-type="float" office:value="1.16">
            <text:p>1.16</text:p>
          </table:table-cell>
          <table:table-cell office:value-type="float" office:value="-19">
            <text:p>-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.8">
            <text:p>24.8</text:p>
          </table:table-cell>
          <table:table-cell office:value-type="float" office:value="31.6">
            <text:p>31.6</text:p>
          </table:table-cell>
          <table:table-cell office:value-type="float" office:value="53.1">
            <text:p>53.1</text:p>
          </table:table-cell>
          <table:table-cell office:value-type="float" office:value="24386">
            <text:p>24386</text:p>
          </table:table-cell>
          <table:table-cell office:value-type="float" office:value="25078">
            <text:p>25078</text:p>
          </table:table-cell>
          <table:table-cell office:value-type="float" office:value="31133">
            <text:p>311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5:49.54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1174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326">
                <text:p>1532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892">
                <text:p>10892</text:p>
              </table:table-cell>
              <table:table-cell office:value-type="float" office:value="14778">
                <text:p>1477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4270">
                <text:p>1427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8">
                <text:p>10288</text:p>
              </table:table-cell>
              <table:table-cell office:value-type="float" office:value="14762">
                <text:p>1476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855">
                <text:p>10855</text:p>
              </table:table-cell>
              <table:table-cell office:value-type="float" office:value="15326">
                <text:p>1532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835">
                <text:p>10835</text:p>
              </table:table-cell>
              <table:table-cell office:value-type="float" office:value="14998">
                <text:p>1499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656">
                <text:p>10656</text:p>
              </table:table-cell>
              <table:table-cell office:value-type="float" office:value="16199">
                <text:p>1619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885">
                <text:p>7885</text:p>
              </table:table-cell>
              <table:table-cell office:value-type="float" office:value="10708">
                <text:p>10708</text:p>
              </table:table-cell>
              <table:table-cell office:value-type="float" office:value="17095">
                <text:p>1709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368">
                <text:p>8368</text:p>
              </table:table-cell>
              <table:table-cell office:value-type="float" office:value="11386">
                <text:p>11386</text:p>
              </table:table-cell>
              <table:table-cell office:value-type="float" office:value="16161">
                <text:p>1616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424">
                <text:p>8424</text:p>
              </table:table-cell>
              <table:table-cell office:value-type="float" office:value="10852">
                <text:p>10852</text:p>
              </table:table-cell>
              <table:table-cell office:value-type="float" office:value="14998">
                <text:p>1499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186">
                <text:p>8186</text:p>
              </table:table-cell>
              <table:table-cell office:value-type="float" office:value="10609">
                <text:p>10609</text:p>
              </table:table-cell>
              <table:table-cell office:value-type="float" office:value="15930">
                <text:p>1593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042">
                <text:p>8042</text:p>
              </table:table-cell>
              <table:table-cell office:value-type="float" office:value="10702">
                <text:p>10702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418">
                <text:p>8418</text:p>
              </table:table-cell>
              <table:table-cell office:value-type="float" office:value="10833">
                <text:p>10833</text:p>
              </table:table-cell>
              <table:table-cell office:value-type="float" office:value="16407">
                <text:p>1640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362">
                <text:p>8362</text:p>
              </table:table-cell>
              <table:table-cell office:value-type="float" office:value="10773">
                <text:p>10773</text:p>
              </table:table-cell>
              <table:table-cell office:value-type="float" office:value="15988">
                <text:p>1598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092">
                <text:p>8092</text:p>
              </table:table-cell>
              <table:table-cell office:value-type="float" office:value="11696">
                <text:p>11696</text:p>
              </table:table-cell>
              <table:table-cell office:value-type="float" office:value="18993">
                <text:p>1899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36">
                <text:p>8236</text:p>
              </table:table-cell>
              <table:table-cell office:value-type="float" office:value="12616">
                <text:p>12616</text:p>
              </table:table-cell>
              <table:table-cell office:value-type="float" office:value="17268">
                <text:p>1726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400">
                <text:p>8400</text:p>
              </table:table-cell>
              <table:table-cell office:value-type="float" office:value="11374">
                <text:p>11374</text:p>
              </table:table-cell>
              <table:table-cell office:value-type="float" office:value="16077">
                <text:p>1607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06">
                <text:p>8306</text:p>
              </table:table-cell>
              <table:table-cell office:value-type="float" office:value="11568">
                <text:p>11568</text:p>
              </table:table-cell>
              <table:table-cell office:value-type="float" office:value="16411">
                <text:p>1641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8">
                <text:p>8228</text:p>
              </table:table-cell>
              <table:table-cell office:value-type="float" office:value="11536">
                <text:p>11536</text:p>
              </table:table-cell>
              <table:table-cell office:value-type="float" office:value="18993">
                <text:p>1899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58">
                <text:p>7858</text:p>
              </table:table-cell>
              <table:table-cell office:value-type="float" office:value="11696">
                <text:p>11696</text:p>
              </table:table-cell>
              <table:table-cell office:value-type="float" office:value="17124">
                <text:p>1712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06">
                <text:p>8206</text:p>
              </table:table-cell>
              <table:table-cell office:value-type="float" office:value="11276">
                <text:p>11276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2788">
                <text:p>12788</text:p>
              </table:table-cell>
              <table:table-cell office:value-type="float" office:value="22120">
                <text:p>2212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34">
                <text:p>8534</text:p>
              </table:table-cell>
              <table:table-cell office:value-type="float" office:value="13612">
                <text:p>13612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943">
                <text:p>8943</text:p>
              </table:table-cell>
              <table:table-cell office:value-type="float" office:value="12240">
                <text:p>12240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568">
                <text:p>8568</text:p>
              </table:table-cell>
              <table:table-cell office:value-type="float" office:value="13475">
                <text:p>13475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23">
                <text:p>8623</text:p>
              </table:table-cell>
              <table:table-cell office:value-type="float" office:value="14669">
                <text:p>14669</text:p>
              </table:table-cell>
              <table:table-cell office:value-type="float" office:value="21094">
                <text:p>2109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182">
                <text:p>14182</text:p>
              </table:table-cell>
              <table:table-cell office:value-type="float" office:value="21867">
                <text:p>218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506">
                <text:p>14506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048">
                <text:p>10048</text:p>
              </table:table-cell>
              <table:table-cell office:value-type="float" office:value="16158">
                <text:p>16158</text:p>
              </table:table-cell>
              <table:table-cell office:value-type="float" office:value="27348">
                <text:p>2734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162">
                <text:p>11162</text:p>
              </table:table-cell>
              <table:table-cell office:value-type="float" office:value="15634">
                <text:p>15634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5950">
                <text:p>15950</text:p>
              </table:table-cell>
              <table:table-cell office:value-type="float" office:value="26404">
                <text:p>2640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373">
                <text:p>10373</text:p>
              </table:table-cell>
              <table:table-cell office:value-type="float" office:value="17603">
                <text:p>17603</text:p>
              </table:table-cell>
              <table:table-cell office:value-type="float" office:value="26642">
                <text:p>2664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660">
                <text:p>10660</text:p>
              </table:table-cell>
              <table:table-cell office:value-type="float" office:value="18600">
                <text:p>18600</text:p>
              </table:table-cell>
              <table:table-cell office:value-type="float" office:value="27936">
                <text:p>2793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762">
                <text:p>10762</text:p>
              </table:table-cell>
              <table:table-cell office:value-type="float" office:value="18513">
                <text:p>18513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558">
                <text:p>18558</text:p>
              </table:table-cell>
              <table:table-cell office:value-type="float" office:value="29479">
                <text:p>2947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82">
                <text:p>13482</text:p>
              </table:table-cell>
              <table:table-cell office:value-type="float" office:value="18702">
                <text:p>18702</text:p>
              </table:table-cell>
              <table:table-cell office:value-type="float" office:value="31636">
                <text:p>3163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97">
                <text:p>14697</text:p>
              </table:table-cell>
              <table:table-cell office:value-type="float" office:value="19752">
                <text:p>19752</text:p>
              </table:table-cell>
              <table:table-cell office:value-type="float" office:value="31941">
                <text:p>3194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20502">
                <text:p>20502</text:p>
              </table:table-cell>
              <table:table-cell office:value-type="float" office:value="30508">
                <text:p>305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90">
                <text:p>13990</text:p>
              </table:table-cell>
              <table:table-cell office:value-type="float" office:value="20744">
                <text:p>20744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252">
                <text:p>22252</text:p>
              </table:table-cell>
              <table:table-cell office:value-type="float" office:value="32414">
                <text:p>3241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2555">
                <text:p>22555</text:p>
              </table:table-cell>
              <table:table-cell office:value-type="float" office:value="33745">
                <text:p>3374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308">
                <text:p>21308</text:p>
              </table:table-cell>
              <table:table-cell office:value-type="float" office:value="35770">
                <text:p>3577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3098">
                <text:p>23098</text:p>
              </table:table-cell>
              <table:table-cell office:value-type="float" office:value="39565">
                <text:p>3956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154">
                <text:p>24154</text:p>
              </table:table-cell>
              <table:table-cell office:value-type="float" office:value="41786">
                <text:p>4178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4408">
                <text:p>24408</text:p>
              </table:table-cell>
              <table:table-cell office:value-type="float" office:value="41807">
                <text:p>4180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832">
                <text:p>25832</text:p>
              </table:table-cell>
              <table:table-cell office:value-type="float" office:value="44009">
                <text:p>4400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718">
                <text:p>26718</text:p>
              </table:table-cell>
              <table:table-cell office:value-type="float" office:value="45544">
                <text:p>4554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338">
                <text:p>28338</text:p>
              </table:table-cell>
              <table:table-cell office:value-type="float" office:value="40779">
                <text:p>40779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803">
                <text:p>17803</text:p>
              </table:table-cell>
              <table:table-cell office:value-type="float" office:value="26439">
                <text:p>26439</text:p>
              </table:table-cell>
              <table:table-cell office:value-type="float" office:value="40711">
                <text:p>4071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7524">
                <text:p>17524</text:p>
              </table:table-cell>
              <table:table-cell office:value-type="float" office:value="25344">
                <text:p>25344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8876">
                <text:p>18876</text:p>
              </table:table-cell>
              <table:table-cell office:value-type="float" office:value="27485">
                <text:p>27485</text:p>
              </table:table-cell>
              <table:table-cell office:value-type="float" office:value="44042">
                <text:p>4404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0176">
                <text:p>20176</text:p>
              </table:table-cell>
              <table:table-cell office:value-type="float" office:value="28126">
                <text:p>28126</text:p>
              </table:table-cell>
              <table:table-cell office:value-type="float" office:value="40716">
                <text:p>4071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9422">
                <text:p>19422</text:p>
              </table:table-cell>
              <table:table-cell office:value-type="float" office:value="27606">
                <text:p>27606</text:p>
              </table:table-cell>
              <table:table-cell office:value-type="float" office:value="42768">
                <text:p>4276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114">
                <text:p>15114</text:p>
              </table:table-cell>
              <table:table-cell office:value-type="float" office:value="26960">
                <text:p>26960</text:p>
              </table:table-cell>
              <table:table-cell office:value-type="float" office:value="43092">
                <text:p>4309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368">
                <text:p>16368</text:p>
              </table:table-cell>
              <table:table-cell office:value-type="float" office:value="29040">
                <text:p>29040</text:p>
              </table:table-cell>
              <table:table-cell office:value-type="float" office:value="45468">
                <text:p>45468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5488">
                <text:p>15488</text:p>
              </table:table-cell>
              <table:table-cell office:value-type="float" office:value="27030">
                <text:p>27030</text:p>
              </table:table-cell>
              <table:table-cell office:value-type="float" office:value="48654">
                <text:p>4865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3794">
                <text:p>13794</text:p>
              </table:table-cell>
              <table:table-cell office:value-type="float" office:value="25612">
                <text:p>25612</text:p>
              </table:table-cell>
              <table:table-cell office:value-type="float" office:value="48438">
                <text:p>4843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5114">
                <text:p>15114</text:p>
              </table:table-cell>
              <table:table-cell office:value-type="float" office:value="25925">
                <text:p>25925</text:p>
              </table:table-cell>
              <table:table-cell office:value-type="float" office:value="51597">
                <text:p>5159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6368">
                <text:p>16368</text:p>
              </table:table-cell>
              <table:table-cell office:value-type="float" office:value="27645">
                <text:p>27645</text:p>
              </table:table-cell>
              <table:table-cell office:value-type="float" office:value="54702">
                <text:p>5470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5488">
                <text:p>15488</text:p>
              </table:table-cell>
              <table:table-cell office:value-type="float" office:value="27440">
                <text:p>27440</text:p>
              </table:table-cell>
              <table:table-cell office:value-type="float" office:value="54717">
                <text:p>5471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3794">
                <text:p>13794</text:p>
              </table:table-cell>
              <table:table-cell office:value-type="float" office:value="26315">
                <text:p>26315</text:p>
              </table:table-cell>
              <table:table-cell office:value-type="float" office:value="53430">
                <text:p>5343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6214">
                <text:p>16214</text:p>
              </table:table-cell>
              <table:table-cell office:value-type="float" office:value="28785">
                <text:p>28785</text:p>
              </table:table-cell>
              <table:table-cell office:value-type="float" office:value="56745">
                <text:p>5674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8304">
                <text:p>18304</text:p>
              </table:table-cell>
              <table:table-cell office:value-type="float" office:value="30272">
                <text:p>30272</text:p>
              </table:table-cell>
              <table:table-cell office:value-type="float" office:value="56160">
                <text:p>5616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302">
                <text:p>16302</text:p>
              </table:table-cell>
              <table:table-cell office:value-type="float" office:value="29375">
                <text:p>29375</text:p>
              </table:table-cell>
              <table:table-cell office:value-type="float" office:value="54880">
                <text:p>5488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9162">
                <text:p>19162</text:p>
              </table:table-cell>
              <table:table-cell office:value-type="float" office:value="30900">
                <text:p>30900</text:p>
              </table:table-cell>
              <table:table-cell office:value-type="float" office:value="59085">
                <text:p>5908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0394">
                <text:p>20394</text:p>
              </table:table-cell>
              <table:table-cell office:value-type="float" office:value="33820">
                <text:p>33820</text:p>
              </table:table-cell>
              <table:table-cell office:value-type="float" office:value="64974">
                <text:p>6497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9910">
                <text:p>19910</text:p>
              </table:table-cell>
              <table:table-cell office:value-type="float" office:value="33744">
                <text:p>33744</text:p>
              </table:table-cell>
              <table:table-cell office:value-type="float" office:value="66885">
                <text:p>6688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8238">
                <text:p>18238</text:p>
              </table:table-cell>
              <table:table-cell office:value-type="float" office:value="32100">
                <text:p>32100</text:p>
              </table:table-cell>
              <table:table-cell office:value-type="float" office:value="67782">
                <text:p>6778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9448">
                <text:p>19448</text:p>
              </table:table-cell>
              <table:table-cell office:value-type="float" office:value="34162">
                <text:p>34162</text:p>
              </table:table-cell>
              <table:table-cell office:value-type="float" office:value="69420">
                <text:p>6942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0430">
                <text:p>20430</text:p>
              </table:table-cell>
              <table:table-cell office:value-type="float" office:value="34390">
                <text:p>34390</text:p>
              </table:table-cell>
              <table:table-cell office:value-type="float" office:value="69264">
                <text:p>6926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6301">
                <text:p>16301</text:p>
              </table:table-cell>
              <table:table-cell office:value-type="float" office:value="30978">
                <text:p>30978</text:p>
              </table:table-cell>
              <table:table-cell office:value-type="float" office:value="67119">
                <text:p>67119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8935">
                <text:p>18935</text:p>
              </table:table-cell>
              <table:table-cell office:value-type="float" office:value="32744">
                <text:p>32744</text:p>
              </table:table-cell>
              <table:table-cell office:value-type="float" office:value="70122">
                <text:p>7012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9432">
                <text:p>19432</text:p>
              </table:table-cell>
              <table:table-cell office:value-type="float" office:value="34950">
                <text:p>34950</text:p>
              </table:table-cell>
              <table:table-cell office:value-type="float" office:value="75660">
                <text:p>7566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9561">
                <text:p>19561</text:p>
              </table:table-cell>
              <table:table-cell office:value-type="float" office:value="35566">
                <text:p>35566</text:p>
              </table:table-cell>
              <table:table-cell office:value-type="float" office:value="77805">
                <text:p>7780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0350">
                <text:p>20350</text:p>
              </table:table-cell>
              <table:table-cell office:value-type="float" office:value="35192">
                <text:p>35192</text:p>
              </table:table-cell>
              <table:table-cell office:value-type="float" office:value="73749">
                <text:p>7374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3131">
                <text:p>23131</text:p>
              </table:table-cell>
              <table:table-cell office:value-type="float" office:value="40001">
                <text:p>40001</text:p>
              </table:table-cell>
              <table:table-cell office:value-type="float" office:value="78663">
                <text:p>78663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140">
                <text:p>22140</text:p>
              </table:table-cell>
              <table:table-cell office:value-type="float" office:value="38482">
                <text:p>38482</text:p>
              </table:table-cell>
              <table:table-cell office:value-type="float" office:value="80979">
                <text:p>80979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1738">
                <text:p>21738</text:p>
              </table:table-cell>
              <table:table-cell office:value-type="float" office:value="38001">
                <text:p>38001</text:p>
              </table:table-cell>
              <table:table-cell office:value-type="float" office:value="84671">
                <text:p>84671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0987">
                <text:p>20987</text:p>
              </table:table-cell>
              <table:table-cell office:value-type="float" office:value="39464">
                <text:p>39464</text:p>
              </table:table-cell>
              <table:table-cell office:value-type="float" office:value="88530">
                <text:p>88530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0262">
                <text:p>20262</text:p>
              </table:table-cell>
              <table:table-cell office:value-type="float" office:value="40301">
                <text:p>40301</text:p>
              </table:table-cell>
              <table:table-cell office:value-type="float" office:value="92566">
                <text:p>9256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9562">
                <text:p>19562</text:p>
              </table:table-cell>
              <table:table-cell office:value-type="float" office:value="41723">
                <text:p>41723</text:p>
              </table:table-cell>
              <table:table-cell office:value-type="float" office:value="96785">
                <text:p>96785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8886">
                <text:p>18886</text:p>
              </table:table-cell>
              <table:table-cell office:value-type="float" office:value="41410">
                <text:p>41410</text:p>
              </table:table-cell>
              <table:table-cell office:value-type="float" office:value="101197">
                <text:p>10119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8234">
                <text:p>18234</text:p>
              </table:table-cell>
              <table:table-cell office:value-type="float" office:value="43270">
                <text:p>43270</text:p>
              </table:table-cell>
              <table:table-cell office:value-type="float" office:value="105810">
                <text:p>105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20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01.5">
                <text:p>11401.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651.3333333333">
                <text:p>11651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8cm" svg:y="1.404cm" svg:width="30.92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4475">
                <text:p>26.447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6.62">
                <text:p>26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6cm" svg:y="1.352cm" svg:width="31.37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0537066329607">
                <text:p>0.97053706632960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678262927002">
                <text:p>1.0467826292700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57056150959">
                <text:p>1.0225705615095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3649368436946">
                <text:p>0.98364936843694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1205403586388">
                <text:p>1.1120540358638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647912308467">
                <text:p>1.0964791230846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496076389678">
                <text:p>1.05496076389678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90379533626516">
                <text:p>0.99037953362651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1332774463134">
                <text:p>1.1133277446313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661827331146">
                <text:p>1.09661827331146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8151787107051">
                <text:p>0.9815178710705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700997267915">
                <text:p>1.0370099726791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0951555487024">
                <text:p>1.0095155548702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60682687146634">
                <text:p>0.96068268714663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820511695268">
                <text:p>1.1082051169526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4886117288502">
                <text:p>1.0488611728850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573276899699">
                <text:p>1.057327689969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190974755234">
                <text:p>1.0619097475523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4888417717058">
                <text:p>1.1488841771705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754323238992">
                <text:p>1.0975432323899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20726059848">
                <text:p>1.0152072605984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428530628244">
                <text:p>1.03428530628244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183455371901">
                <text:p>1.1018345537190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1838865164394">
                <text:p>1.1183886516439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857963956838">
                <text:p>1.14857963956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4000361285961">
                <text:p>1.0400036128596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820411676012">
                <text:p>1.1182041167601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490447235282">
                <text:p>1.1349044723528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0880590304734">
                <text:p>1.1088059030473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2092284091698">
                <text:p>1.209228409169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621474333015">
                <text:p>1.186214743330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2137527240775">
                <text:p>1.1213752724077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068395294714">
                <text:p>1.1206839529471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0861470752965">
                <text:p>1.1086147075296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6258927561447">
                <text:p>1.0625892756144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914733666699">
                <text:p>1.0591473366669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545945830995">
                <text:p>1.0454594583099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4429394210348">
                <text:p>1.1442939421034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6771552280317">
                <text:p>1.0677155228031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438967013154">
                <text:p>1.1043896701315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750493785136">
                <text:p>1.1875049378513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8681140800808">
                <text:p>1.0868114080080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03186922097072">
                <text:p>1.0318692209707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306042601584">
                <text:p>1.1730604260158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348722728229">
                <text:p>1.1734872272822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951625126177671">
                <text:p>0.951625126177671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973176746873574">
                <text:p>0.97317674687357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0.940910382231405">
                <text:p>0.94091038223140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7744672553131">
                <text:p>1.1774467255313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934148978651878">
                <text:p>0.93414897865187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303682842124">
                <text:p>1.030368284212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4642663408368">
                <text:p>1.0464266340836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799399529195">
                <text:p>1.079939952919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1603240738117">
                <text:p>1.0160324073811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0046124362354">
                <text:p>1.0004612436235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13440192157297">
                <text:p>1.1344019215729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10483765573151">
                <text:p>1.1048376557315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7250584131612">
                <text:p>1.0725058413161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0761300323215">
                <text:p>1.1076130032321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2064228452548">
                <text:p>1.1206422845254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7800976966038">
                <text:p>1.0780097696603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2542171842463">
                <text:p>1.0254217184246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6039253269302">
                <text:p>1.06039253269302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0620514790588">
                <text:p>1.1062051479058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8209683943604">
                <text:p>1.082096839436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0571588766183">
                <text:p>1.00571588766183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6862533442331">
                <text:p>1.06862533442331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7929623332621">
                <text:p>1.07929623332621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4506171668229">
                <text:p>1.04506171668229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5488053221464">
                <text:p>1.05488053221464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13719038929976">
                <text:p>1.1371903892997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4879210086645">
                <text:p>1.04879210086645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15846345454218">
                <text:p>1.1584634545421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9367357969997">
                <text:p>1.0936735796999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10095375538914">
                <text:p>1.1009537553891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12765531527063">
                <text:p>1.1276553152706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12285187262921">
                <text:p>1.12285187262921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1284.5">
                <text:p>31284.5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8053">
                <text:p>28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